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Courier New" fo:font-size="9.5pt" style:font-name-asian="Courier New" style:font-size-asian="9.5pt" style:font-name-complex="Courier New" style:font-size-complex="9.5pt"/>
    </style:style>
    <style:style style:name="P4" style:family="paragraph" style:parent-style-name="Standard" style:list-style-name="">
      <style:paragraph-properties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 style:list-style-name="">
      <style:paragraph-properties style:text-autospace="none"/>
      <style:text-properties fo:font-size="10pt" style:font-size-asian="10pt" style:font-size-complex="10pt"/>
    </style:style>
    <style:style style:name="P8" style:family="paragraph" style:parent-style-name="Standard" style:list-style-name="">
      <style:paragraph-properties style:text-autospace="none"/>
      <style:text-properties fo:color="#008000" style:font-name="Courier New" fo:font-size="9.5pt" style:font-name-asian="Courier New" style:font-size-asian="9.5pt" style:font-name-complex="Courier New" style:font-size-complex="9.5pt"/>
    </style:style>
    <style:style style:name="P9" style:family="paragraph" style:parent-style-name="Standard" style:list-style-name="">
      <style:paragraph-properties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Без_20_интервала">
      <style:text-properties style:font-name="Times New Roman" fo:font-size="10pt" style:font-size-asian="10pt" style:font-name-complex="Times New Roman" style:font-size-complex="10pt"/>
    </style:style>
    <style:style style:name="P11" style:family="paragraph" style:parent-style-name="Heading_20_2">
      <style:paragraph-properties fo:text-align="start" style:justify-single-word="false"/>
      <style:text-properties style:font-name="Times New Roman" fo:font-size="10pt" fo:font-style="normal" style:font-size-asian="10pt" style:font-style-asian="normal" style:font-name-complex="Times New Roman" style:font-size-complex="10pt"/>
    </style:style>
    <style:style style:name="P12" style:family="paragraph" style:parent-style-name="Heading_20_2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13" style:family="paragraph" style:parent-style-name="Heading_20_2">
      <style:paragraph-properties fo:text-align="start" style:justify-single-word="false"/>
    </style:style>
    <style:style style:name="T1" style:family="text">
      <style:text-properties style:font-name="Times New Roman" fo:font-size="16pt" fo:language="ru" fo:country="RU" fo:font-style="normal" style:font-size-asian="16pt" style:font-style-asian="normal" style:font-name-complex="Times New Roman" style:font-size-complex="16pt"/>
    </style:style>
    <style:style style:name="T2" style:family="text">
      <style:text-properties style:font-name="Times New Roman" fo:font-size="16pt" fo:language="en" fo:country="US" fo:font-style="normal" style:font-size-asian="16pt" style:font-style-asian="normal" style:font-name-complex="Times New Roman" style:font-size-complex="16pt"/>
    </style:style>
    <style:style style:name="T3" style:family="text">
      <style:text-properties style:font-name="Times New Roman" fo:language="ru" fo:country="RU" fo:font-style="normal" style:font-style-asian="normal" style:font-name-complex="Times New Roman"/>
    </style:style>
    <style:style style:name="T4" style:family="text">
      <style:text-properties style:font-name="Times New Roman" fo:language="en" fo:country="US" fo:font-style="normal" style:font-style-asian="normal" style:font-name-complex="Times New Roman"/>
    </style:style>
    <style:style style:name="T5" style:family="text"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T6" style:family="text">
      <style:text-properties fo:color="#0000ff" style:font-name="Courier New" fo:font-size="9.5pt" style:font-name-asian="Courier New" style:font-size-asian="9.5pt" style:font-name-complex="Courier New" style:font-size-complex="9.5pt"/>
    </style:style>
    <style:style style:name="T7" style:family="text">
      <style:text-properties fo:color="#0000ff" style:font-name="Courier New" fo:font-size="9.5pt" fo:language="en" fo:country="US" fo:font-style="normal" style:font-name-asian="Courier New" style:font-size-asian="9.5pt" style:font-style-asian="normal" style:font-name-complex="Courier New" style:font-size-complex="9.5pt"/>
    </style:style>
    <style:style style:name="T8" style:family="text">
      <style:text-properties fo:color="#0000ff" style:font-name="Courier New" fo:language="ru" fo:country="RU" fo:font-style="normal" style:font-name-asian="Courier New" style:font-style-asian="normal" style:font-name-complex="Courier New"/>
    </style:style>
    <style:style style:name="T9" style:family="text">
      <style:text-properties fo:color="#0000ff" style:font-name="Courier New" style:font-name-asian="Courier New" style:font-name-complex="Courier New"/>
    </style:style>
    <style:style style:name="T10" style:family="text">
      <style:text-properties fo:color="#0000ff" style:font-name="Courier New" fo:language="en" fo:country="US" fo:font-style="normal" style:font-name-asian="Courier New" style:font-style-asian="normal" style:font-name-complex="Courier New"/>
    </style:style>
    <style:style style:name="T11" style:family="text">
      <style:text-properties style:use-window-font-color="true" style:font-name="Courier New" fo:font-size="9.5pt" style:font-name-asian="Courier New" style:font-size-asian="9.5pt" style:font-name-complex="Courier New" style:font-size-complex="9.5pt"/>
    </style:style>
    <style:style style:name="T12" style:family="text">
      <style:text-properties style:use-window-font-color="true" style:font-name="Courier New" fo:font-size="9.5pt" fo:language="en" fo:country="US" fo:font-style="normal" style:font-name-asian="Courier New" style:font-size-asian="9.5pt" style:font-style-asian="normal" style:font-name-complex="Courier New" style:font-size-complex="9.5pt"/>
    </style:style>
    <style:style style:name="T13" style:family="text">
      <style:text-properties style:use-window-font-color="true" style:font-name="Courier New" fo:language="ru" fo:country="RU" fo:font-style="normal" style:font-name-asian="Courier New" style:font-style-asian="normal" style:font-name-complex="Courier New"/>
    </style:style>
    <style:style style:name="T14" style:family="text">
      <style:text-properties style:use-window-font-color="true" style:font-name="Courier New" style:font-name-asian="Courier New" style:font-name-complex="Courier New"/>
    </style:style>
    <style:style style:name="T15" style:family="text">
      <style:text-properties style:use-window-font-color="true" style:font-name="Courier New" fo:language="en" fo:country="US" fo:font-style="normal" style:font-name-asian="Courier New" style:font-style-asian="normal" style:font-name-complex="Courier New"/>
    </style:style>
    <style:style style:name="T16" style:family="text">
      <style:text-properties fo:color="#a31515" style:font-name="Courier New" fo:font-size="9.5pt" style:font-name-asian="Courier New" style:font-size-asian="9.5pt" style:font-name-complex="Courier New" style:font-size-complex="9.5pt"/>
    </style:style>
    <style:style style:name="T17" style:family="text">
      <style:text-properties fo:color="#a31515" style:font-name="Courier New" fo:font-size="9.5pt" fo:language="en" fo:country="US" fo:font-style="normal" style:font-name-asian="Courier New" style:font-size-asian="9.5pt" style:font-style-asian="normal" style:font-name-complex="Courier New" style:font-size-complex="9.5pt"/>
    </style:style>
    <style:style style:name="T18" style:family="text">
      <style:text-properties fo:color="#a31515" style:font-name="Courier New" style:font-name-asian="Courier New" style:font-name-complex="Courier New"/>
    </style:style>
    <style:style style:name="T19" style:family="text">
      <style:text-properties fo:color="#a31515" style:font-name="Courier New" fo:language="en" fo:country="US" fo:font-style="normal" style:font-name-asian="Courier New" style:font-style-asian="normal" style:font-name-complex="Courier New"/>
    </style:style>
    <style:style style:name="T20" style:family="text">
      <style:text-properties fo:color="#a31515" style:font-name="Courier New" fo:language="en" fo:country="US" fo:font-style="normal" style:text-underline-style="none" style:font-name-asian="Courier New" style:font-style-asian="normal" style:font-name-complex="Courier New"/>
    </style:style>
    <style:style style:name="T21" style:family="text">
      <style:text-properties fo:color="#008000" style:font-name="Courier New" fo:font-size="9.5pt" style:font-name-asian="Courier New" style:font-size-asian="9.5pt" style:font-name-complex="Courier New" style:font-size-complex="9.5pt"/>
    </style:style>
    <style:style style:name="T22" style:family="text">
      <style:text-properties fo:color="#008000" style:font-name="Courier New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Лабораторная работа №1. Алгоритмы двумерного отсечения.</text:h>
      <text:p text:style-name="P5"/>
      <text:p text:style-name="P10">Цель работы: изучить алгоритмы двумерного отсечения.</text:p>
      <text:p text:style-name="P1"/>
      <text:p text:style-name="P1">Задание: построить отсекаемый объект; построить окно отсечения;</text:p>
      <text:p text:style-name="P1">построить отрезок, пересекающий окно отсечения; произвести отсечение</text:p>
      <text:p text:style-name="P1">отрезка с помощью алгоритма разбиения средней точкой и с помощью</text:p>
      <text:p text:style-name="P1">алгоритма Кируса-Бека; выделить другим цветом отсекаемую часть отрезка.</text:p>
      <text:p text:style-name="P1"/>
      <text:h text:style-name="P12" text:outline-level="2">Описание реализации алгоритмов.</text:h>
      <text:h text:style-name="P12" text:outline-level="2">1. Алгоритм Кируса-Бека</text:h>
      <text:h text:style-name="P12" text:outline-level="2">2. Алгоритм методом средней точки.</text:h>
      <text:h text:style-name="P13" text:outline-level="2"><text:span text:style-name="T5">Скриншоты.</text:span></text:h>
      <text:h text:style-name="P13" text:outline-level="2"><text:span text:style-name="T5">Исходный код программы.</text:span></text:h>
      <text:p text:style-name="P6"><text:span text:style-name="T3"/></text:p>
      <text:p text:style-name="P6"><text:span text:style-name="T3">Файл </text:span><text:span text:style-name="T4">&lt;Point.h&gt;</text:span></text:p>
      <text:p text:style-name="P6"><text:span text:style-name="T3"/></text:p>
      <text:p text:style-name="P6"><text:span text:style-name="T8">#pragma</text:span><text:span text:style-name="T13"> </text:span><text:span text:style-name="T8">once</text:span></text:p>
      <text:p text:style-name="P4"/>
      <text:p text:style-name="P7"><text:span text:style-name="T9">struct</text:span><text:span text:style-name="T14"> Point{</text:span></text:p>
      <text:p text:style-name="P7"><text:span text:style-name="T14"><text:tab/></text:span><text:span text:style-name="T9">double</text:span><text:span text:style-name="T14"> x, y;</text:span></text:p>
      <text:p text:style-name="P4">};</text:p>
      <text:p text:style-name="P6"><text:span text:style-name="T3"/></text:p>
      <text:p text:style-name="P6"><text:span text:style-name="T3">Файл </text:span><text:span text:style-name="T4">&lt;Line.h&gt;</text:span></text:p>
      <text:p text:style-name="P6"><text:span text:style-name="T4"/></text:p>
      <text:p text:style-name="P6"><text:span text:style-name="T8">#pragma</text:span><text:span text:style-name="T13"> </text:span><text:span text:style-name="T8">once</text:span></text:p>
      <text:p text:style-name="P7"><text:span text:style-name="T9">#include</text:span><text:span text:style-name="T14"> </text:span><text:span text:style-name="T18">"Point.h"</text:span></text:p>
      <text:p text:style-name="P7"><text:span text:style-name="T9">class</text:span><text:span text:style-name="T14"> Line</text:span></text:p>
      <text:p text:style-name="P4">{</text:p>
      <text:p text:style-name="P7"><text:span text:style-name="T9">public</text:span><text:span text:style-name="T14">:</text:span></text:p>
      <text:p text:style-name="P7"><text:span text:style-name="T14"><text:tab/>Line(</text:span><text:span text:style-name="T9">void</text:span><text:span text:style-name="T14">);</text:span></text:p>
      <text:p text:style-name="P7"><text:span text:style-name="T14"><text:tab/>~Line(</text:span><text:span text:style-name="T9">void</text:span><text:span text:style-name="T14">);</text:span></text:p>
      <text:p text:style-name="P7"><text:span text:style-name="T14"><text:tab/></text:span><text:span text:style-name="T9">void</text:span><text:span text:style-name="T14"> set_point(</text:span><text:span text:style-name="T9">int</text:span><text:span text:style-name="T14"> x, </text:span><text:span text:style-name="T9">int</text:span><text:span text:style-name="T14"> y);</text:span></text:p>
      <text:p text:style-name="P7"><text:span text:style-name="T14"><text:tab/></text:span><text:span text:style-name="T9">void</text:span><text:span text:style-name="T14"> draw(</text:span><text:span text:style-name="T9">void</text:span><text:span text:style-name="T14">);</text:span></text:p>
      <text:p text:style-name="P4"><text:tab/>Point point_from;</text:p>
      <text:p text:style-name="P4"><text:tab/>Point point_to;</text:p>
      <text:p text:style-name="P4"><text:tab/>Point cropped_point_from;</text:p>
      <text:p text:style-name="P4"><text:tab/>Point cropped_point_to;</text:p>
      <text:p text:style-name="P7"><text:span text:style-name="T14"><text:tab/></text:span><text:span text:style-name="T9">short</text:span><text:span text:style-name="T14"> flag_from;</text:span></text:p>
      <text:p text:style-name="P7"><text:span text:style-name="T14"><text:tab/></text:span><text:span text:style-name="T9">short</text:span><text:span text:style-name="T14"> flag_to;</text:span></text:p>
      <text:p text:style-name="P7"><text:span text:style-name="T9">private</text:span><text:span text:style-name="T14">:</text:span></text:p>
      <text:p text:style-name="P7"><text:span text:style-name="T14"><text:tab/></text:span><text:span text:style-name="T9">short</text:span><text:span text:style-name="T14"> flag;</text:span></text:p>
      <text:p text:style-name="P4">};</text:p>
      <text:p text:style-name="P4"/>
      <text:p text:style-name="P7"><text:span text:style-name="T3">файл </text:span><text:span text:style-name="T4">&lt;Line.cpp&gt;</text:span></text:p>
      <text:p text:style-name="P7"><text:span text:style-name="T4"/></text:p>
      <text:p text:style-name="P7"><text:span text:style-name="T10">#include</text:span><text:span text:style-name="T15"> </text:span><text:span text:style-name="T20">"Line.h"</text:span></text:p>
      <text:p text:style-name="P7"><text:span text:style-name="T9">#include</text:span><text:span text:style-name="T14"> </text:span><text:span text:style-name="T18">&lt;GL\glut.h&gt;</text:span></text:p>
      <text:p text:style-name="P4"/>
      <text:p text:style-name="P7"><text:span text:style-name="T14">Line::Line(</text:span><text:span text:style-name="T9">void</text:span><text:span text:style-name="T14">)</text:span></text:p>
      <text:p text:style-name="P4">{</text:p>
      <text:p text:style-name="P4"><text:tab/>flag = 0;</text:p>
      <text:p text:style-name="P4"><text:tab/>point_from.x = 0;</text:p>
      <text:p text:style-name="P4"><text:tab/>point_from.y = 0;</text:p>
      <text:p text:style-name="P4"><text:tab/>flag_from = 0;</text:p>
      <text:p text:style-name="P4"><text:soft-page-break/><text:tab/>flag_to = 0;</text:p>
      <text:p text:style-name="P4">}</text:p>
      <text:p text:style-name="P4"/>
      <text:p text:style-name="P4"/>
      <text:p text:style-name="P7"><text:span text:style-name="T14">Line::~Line(</text:span><text:span text:style-name="T9">void</text:span><text:span text:style-name="T14">)</text:span></text:p>
      <text:p text:style-name="P4">{</text:p>
      <text:p text:style-name="P4">}</text:p>
      <text:p text:style-name="P4"/>
      <text:p text:style-name="P7"><text:span text:style-name="T9">void</text:span><text:span text:style-name="T14"> Line::set_point(</text:span><text:span text:style-name="T9">int</text:span><text:span text:style-name="T14"> x, </text:span><text:span text:style-name="T9">int</text:span><text:span text:style-name="T14"> y){</text:span></text:p>
      <text:p text:style-name="P7"><text:span text:style-name="T14"><text:tab/></text:span><text:span text:style-name="T9">if</text:span><text:span text:style-name="T14">(flag==1){</text:span></text:p>
      <text:p text:style-name="P4"><text:tab/><text:tab/>point_from.x = x;</text:p>
      <text:p text:style-name="P4"><text:tab/><text:tab/>point_from.y = y;</text:p>
      <text:p text:style-name="P4"><text:tab/><text:tab/>flag = 0;</text:p>
      <text:p text:style-name="P7"><text:span text:style-name="T14"><text:tab/>} </text:span><text:span text:style-name="T9">else</text:span><text:span text:style-name="T14"> {</text:span></text:p>
      <text:p text:style-name="P4"><text:tab/><text:tab/>point_to.x = x;</text:p>
      <text:p text:style-name="P4"><text:tab/><text:tab/>point_to.y = y;</text:p>
      <text:p text:style-name="P4"><text:tab/><text:tab/>flag = 1;</text:p>
      <text:p text:style-name="P4"><text:tab/>}</text:p>
      <text:p text:style-name="P4"/>
      <text:p text:style-name="P4">}</text:p>
      <text:p text:style-name="P4"/>
      <text:p text:style-name="P7"><text:span text:style-name="T9">void</text:span><text:span text:style-name="T14"> Line::draw(){</text:span></text:p>
      <text:p text:style-name="P4"><text:tab/>glBegin(GL_LINES);</text:p>
      <text:p text:style-name="P4"><text:tab/><text:tab/>glColor3f(1.0, 1.0, 0); </text:p>
      <text:p text:style-name="P4"><text:tab/><text:tab/>glVertex2d(point_from.x, point_from.y);</text:p>
      <text:p text:style-name="P4"><text:tab/><text:tab/>glVertex2d(point_to.x, point_to.y);</text:p>
      <text:p text:style-name="P4"/>
      <text:p text:style-name="P4"><text:tab/><text:tab/>glColor3f(0.3, 1.0, 0.3);</text:p>
      <text:p text:style-name="P4"><text:tab/><text:tab/>glVertex2f(cropped_point_from.x, cropped_point_from.y);</text:p>
      <text:p text:style-name="P4"><text:tab/><text:tab/>glColor3f(0.3, 1.0, 0.3);</text:p>
      <text:p text:style-name="P4"><text:tab/><text:tab/>glVertex2f(cropped_point_to.x, cropped_point_to.y);</text:p>
      <text:p text:style-name="P4"><text:tab/>glEnd();</text:p>
      <text:p text:style-name="P4">}</text:p>
      <text:p text:style-name="P4"/>
      <text:p text:style-name="P7"><text:span text:style-name="T3">файл </text:span><text:span text:style-name="T4">&lt;Parent.h&gt;</text:span></text:p>
      <text:p text:style-name="P7"><text:span text:style-name="T4"/></text:p>
      <text:p text:style-name="P7"><text:span text:style-name="T10">#pragma</text:span><text:span text:style-name="T15"> </text:span><text:span text:style-name="T10">once</text:span></text:p>
      <text:p text:style-name="P7"><text:span text:style-name="T9">#include</text:span><text:span text:style-name="T14"> </text:span><text:span text:style-name="T18">"Line.h"</text:span></text:p>
      <text:p text:style-name="P4"/>
      <text:p text:style-name="P7"><text:span text:style-name="T9">class</text:span><text:span text:style-name="T14"> Parent{</text:span></text:p>
      <text:p text:style-name="P7"><text:span text:style-name="T14"><text:tab/></text:span><text:span text:style-name="T9">public</text:span><text:span text:style-name="T14">:</text:span></text:p>
      <text:p text:style-name="P7"><text:span text:style-name="T14"><text:tab/><text:tab/></text:span><text:span text:style-name="T9">virtual</text:span><text:span text:style-name="T14"> </text:span><text:span text:style-name="T9">void</text:span><text:span text:style-name="T14"> citio(Line * line_in){};</text:span></text:p>
      <text:p text:style-name="P7"><text:span text:style-name="T14"><text:tab/><text:tab/></text:span><text:span text:style-name="T9">virtual</text:span><text:span text:style-name="T14"> </text:span><text:span text:style-name="T9">void</text:span><text:span text:style-name="T14"> addPoint(</text:span><text:span text:style-name="T9">double</text:span><text:span text:style-name="T14"> x, </text:span><text:span text:style-name="T9">double</text:span><text:span text:style-name="T14"> y){};</text:span></text:p>
      <text:p text:style-name="P7"><text:span text:style-name="T14"><text:tab/><text:tab/></text:span><text:span text:style-name="T9">virtual</text:span><text:span text:style-name="T14"> </text:span><text:span text:style-name="T9">void</text:span><text:span text:style-name="T14"> draw(</text:span><text:span text:style-name="T9">void</text:span><text:span text:style-name="T14">){};</text:span></text:p>
      <text:p text:style-name="P4">};</text:p>
      <text:p text:style-name="P7"><text:span text:style-name="T4"/></text:p>
      <text:p text:style-name="P7"><text:span text:style-name="T3">файл </text:span><text:span text:style-name="T4">&lt;Polygon.h&gt;</text:span></text:p>
      <text:p text:style-name="P7"><text:span text:style-name="T4"/></text:p>
      <text:p text:style-name="P7"><text:span text:style-name="T10">#pragma</text:span><text:span text:style-name="T15"> </text:span><text:span text:style-name="T10">once</text:span></text:p>
      <text:p text:style-name="P7"><text:span text:style-name="T9">#include</text:span><text:span text:style-name="T14"> </text:span><text:span text:style-name="T18">&lt;vector&gt;</text:span></text:p>
      <text:p text:style-name="P7"><text:span text:style-name="T9">#include</text:span><text:span text:style-name="T14"> </text:span><text:span text:style-name="T18">"Point.h"</text:span></text:p>
      <text:p text:style-name="P7"><text:span text:style-name="T9">#include</text:span><text:span text:style-name="T14"> </text:span><text:span text:style-name="T18">"Line.h"</text:span></text:p>
      <text:p text:style-name="P7"><text:span text:style-name="T9">#include</text:span><text:span text:style-name="T14"> </text:span><text:span text:style-name="T18">"Parent.h"</text:span></text:p>
      <text:p text:style-name="P4"/>
      <text:p text:style-name="P7"><text:span text:style-name="T9">class</text:span><text:span text:style-name="T14"> Polygon : </text:span><text:span text:style-name="T9">public</text:span><text:span text:style-name="T14"> Parent</text:span></text:p>
      <text:p text:style-name="P4">{</text:p>
      <text:p text:style-name="P7"><text:span text:style-name="T9">public</text:span><text:span text:style-name="T14">:</text:span></text:p>
      <text:p text:style-name="P7"><text:span text:style-name="T14"><text:tab/>~Polygon(</text:span><text:span text:style-name="T9">void</text:span><text:span text:style-name="T14">);</text:span></text:p>
      <text:p text:style-name="P4"/>
      <text:p text:style-name="P7"><text:span text:style-name="T14"><text:tab/></text:span><text:span text:style-name="T9">virtual</text:span><text:span text:style-name="T14"> </text:span><text:span text:style-name="T9">void</text:span><text:span text:style-name="T14"> addPoint(</text:span><text:span text:style-name="T9">double</text:span><text:span text:style-name="T14"> x, </text:span><text:span text:style-name="T9">double</text:span><text:span text:style-name="T14"> y);</text:span></text:p>
      <text:p text:style-name="P7"><text:span text:style-name="T14"><text:tab/></text:span><text:span text:style-name="T9">virtual</text:span><text:span text:style-name="T14"> </text:span><text:span text:style-name="T9">void</text:span><text:span text:style-name="T14"> draw(</text:span><text:span text:style-name="T9">void</text:span><text:span text:style-name="T14">);</text:span></text:p>
      <text:p text:style-name="P7"><text:span text:style-name="T14"><text:tab/></text:span><text:span text:style-name="T9">virtual</text:span><text:span text:style-name="T14"> </text:span><text:span text:style-name="T9">void</text:span><text:span text:style-name="T14"> citio(Line* line_in);</text:span></text:p>
      <text:p text:style-name="P4"/>
      <text:p text:style-name="P4"><text:tab/>std::vector&lt;Point&gt; points;</text:p>
      <text:p text:style-name="P4"><text:soft-page-break/><text:tab/>std::vector&lt;Point&gt; points_normal;</text:p>
      <text:p text:style-name="P4"><text:tab/></text:p>
      <text:p text:style-name="P7"><text:span text:style-name="T9">private</text:span><text:span text:style-name="T14">:</text:span></text:p>
      <text:p text:style-name="P7"><text:span text:style-name="T14"><text:tab/></text:span><text:span text:style-name="T9">bool</text:span><text:span text:style-name="T14"> lines_is_right;</text:span></text:p>
      <text:p text:style-name="P7"><text:span text:style-name="T14"><text:tab/></text:span><text:span text:style-name="T9">void</text:span><text:span text:style-name="T14"> add_Normals(</text:span><text:span text:style-name="T9">void</text:span><text:span text:style-name="T14">);</text:span></text:p>
      <text:p text:style-name="P7"><text:span text:style-name="T14"><text:tab/></text:span><text:span text:style-name="T9">bool</text:span><text:span text:style-name="T14"> is_Convex(</text:span><text:span text:style-name="T9">void</text:span><text:span text:style-name="T14">);</text:span></text:p>
      <text:p text:style-name="P4">};</text:p>
      <text:p text:style-name="P4"/>
      <text:p text:style-name="P4"/>
      <text:p text:style-name="P7"><text:span text:style-name="T3">файл </text:span><text:span text:style-name="T4">&lt;Polygon.cpp&gt;</text:span></text:p>
      <text:p text:style-name="P7"><text:span text:style-name="T4"/></text:p>
      <text:p text:style-name="P7"><text:span text:style-name="T10">#include</text:span><text:span text:style-name="T15"> </text:span><text:span text:style-name="T19">"Polygon.h"</text:span></text:p>
      <text:p text:style-name="P7"><text:span text:style-name="T9">#include</text:span><text:span text:style-name="T14"> </text:span><text:span text:style-name="T18">"Line.h"</text:span></text:p>
      <text:p text:style-name="P7"><text:span text:style-name="T9">#include</text:span><text:span text:style-name="T14"> </text:span><text:span text:style-name="T18">&lt;gl/glut.h&gt;</text:span></text:p>
      <text:p text:style-name="P4"/>
      <text:p text:style-name="P4"/>
      <text:p text:style-name="P7"><text:span text:style-name="T14">Polygon::~Polygon(</text:span><text:span text:style-name="T9">void</text:span><text:span text:style-name="T14">)</text:span></text:p>
      <text:p text:style-name="P4">{</text:p>
      <text:p text:style-name="P4"><text:tab/>std::vector&lt;Point&gt;::iterator i;</text:p>
      <text:p text:style-name="P7"><text:span text:style-name="T14"><text:tab/></text:span><text:span text:style-name="T9">for</text:span><text:span text:style-name="T14">(i=points.begin(); i&lt;points.end(); ++i)</text:span></text:p>
      <text:p text:style-name="P7"><text:span text:style-name="T14"><text:tab/><text:tab/></text:span><text:span text:style-name="T9">delete</text:span><text:span text:style-name="T14"> &amp;(*i);</text:span></text:p>
      <text:p text:style-name="P4">}</text:p>
      <text:p text:style-name="P4"/>
      <text:p text:style-name="P7"><text:span text:style-name="T9">void</text:span><text:span text:style-name="T14"> Polygon::addPoint(</text:span><text:span text:style-name="T9">double</text:span><text:span text:style-name="T14"> x, </text:span><text:span text:style-name="T9">double</text:span><text:span text:style-name="T14"> y){</text:span></text:p>
      <text:p text:style-name="P7"><text:span text:style-name="T14"><text:tab/>Point* tmp = </text:span><text:span text:style-name="T9">new</text:span><text:span text:style-name="T14"> Point;</text:span></text:p>
      <text:p text:style-name="P4"><text:tab/>tmp-&gt;x = x;</text:p>
      <text:p text:style-name="P4"><text:tab/>tmp-&gt;y = y;</text:p>
      <text:p text:style-name="P4"><text:tab/>points.push_back(*tmp);</text:p>
      <text:p text:style-name="P4"/>
      <text:p text:style-name="P7"><text:span text:style-name="T14"><text:tab/></text:span><text:span text:style-name="T9">if</text:span><text:span text:style-name="T14">(is_Convex() == </text:span><text:span text:style-name="T9">false</text:span><text:span text:style-name="T14">)</text:span></text:p>
      <text:p text:style-name="P4"><text:tab/><text:tab/>points.pop_back();</text:p>
      <text:p text:style-name="P7"><text:span text:style-name="T14"><text:tab/></text:span><text:span text:style-name="T9">else</text:span><text:span text:style-name="T14"> </text:span></text:p>
      <text:p text:style-name="P4"><text:tab/><text:tab/>add_Normals();</text:p>
      <text:p text:style-name="P4">}</text:p>
      <text:p text:style-name="P4"/>
      <text:p text:style-name="P7"><text:span text:style-name="T9">void</text:span><text:span text:style-name="T14"> Polygon::draw(</text:span><text:span text:style-name="T9">void</text:span><text:span text:style-name="T14">){</text:span></text:p>
      <text:p text:style-name="P4"><text:tab/></text:p>
      <text:p text:style-name="P4"><text:tab/>glBegin(GL_LINE_LOOP);</text:p>
      <text:p text:style-name="P4"><text:tab/><text:tab/>std::vector&lt;Point&gt;::iterator i;</text:p>
      <text:p text:style-name="P7"><text:span text:style-name="T14"><text:tab/><text:tab/></text:span><text:span text:style-name="T9">for</text:span><text:span text:style-name="T14">(i = points.begin(); i&lt;points.end(); ++i){</text:span></text:p>
      <text:p text:style-name="P4"><text:tab/><text:tab/><text:tab/>glColor3f(1.0, 0.25, 0.0); </text:p>
      <text:p text:style-name="P4"><text:tab/><text:tab/><text:tab/>glVertex2d(i-&gt;x, i-&gt;y);</text:p>
      <text:p text:style-name="P4"><text:tab/><text:tab/>}</text:p>
      <text:p text:style-name="P4"><text:tab/>glEnd();</text:p>
      <text:p text:style-name="P7"><text:span text:style-name="T14"><text:tab/></text:span><text:span text:style-name="T22">/* отрисовка нормалей - используется в отладке</text:span></text:p>
      <text:p text:style-name="P9"><text:tab/>glBegin(GL_LINES);</text:p>
      <text:p text:style-name="P9"><text:tab/>for(</text:p>
      <text:p text:style-name="P9"><text:tab/><text:tab/>std::vector&lt;Point&gt;::iterator i_points = points.begin(), </text:p>
      <text:p text:style-name="P9"><text:tab/><text:tab/>i_points_normal = points_normal.begin();</text:p>
      <text:p text:style-name="P9"><text:tab/><text:tab/>i_points_normal &lt; points_normal.end();</text:p>
      <text:p text:style-name="P9"><text:tab/><text:tab/>++i_points, ++i_points_normal</text:p>
      <text:p text:style-name="P9"><text:tab/>){<text:tab/></text:p>
      <text:p text:style-name="P9"><text:tab/><text:tab/>glVertex2f(i_points-&gt;x, i_points-&gt;y);</text:p>
      <text:p text:style-name="P9"><text:tab/><text:tab/>glVertex2f(i_points_normal-&gt;x, i_points_normal-&gt;y);</text:p>
      <text:p text:style-name="P9"><text:tab/>}</text:p>
      <text:p text:style-name="P9"><text:tab/>glEnd();</text:p>
      <text:p text:style-name="P9"><text:tab/>*/</text:p>
      <text:p text:style-name="P4"/>
      <text:p text:style-name="P4"><text:tab/></text:p>
      <text:p text:style-name="P4"/>
      <text:p text:style-name="P4">}</text:p>
      <text:p text:style-name="P4"/>
      <text:p text:style-name="P4"/>
      <text:p text:style-name="P4"/>
      <text:p text:style-name="P4"><text:soft-page-break/></text:p>
      <text:p text:style-name="P7"><text:span text:style-name="T9">void</text:span><text:span text:style-name="T14"> Polygon::citio(Line* line_in)</text:span></text:p>
      <text:p text:style-name="P9">/*</text:p>
      <text:p text:style-name="P9"><text:s/>* <text:s/>Реализует алгоритм отсечения Кируса-Бека</text:p>
      <text:p text:style-name="P9"><text:s/>* <text:s/>по произвольному выпуклому многоугольнику</text:p>
      <text:p text:style-name="P9"><text:s/>*</text:p>
      <text:p text:style-name="P9"><text:s/>*/</text:p>
      <text:p text:style-name="P4"/>
      <text:p text:style-name="P7"><text:span text:style-name="T14">{ <text:s/></text:span><text:span text:style-name="T9">int</text:span><text:span text:style-name="T14"> <text:s text:c="2"/>ii, visible, kw;</text:span></text:p>
      <text:p text:style-name="P7"><text:span text:style-name="T14"><text:s text:c="3"/></text:span><text:span text:style-name="T9">float</text:span><text:span text:style-name="T14"> xn, yn, dx, dy, r;</text:span></text:p>
      <text:p text:style-name="P7"><text:span text:style-name="T14"><text:s text:c="3"/></text:span><text:span text:style-name="T9">float</text:span><text:span text:style-name="T14"> CB_t0, CB_t1; <text:s text:c="9"/></text:span><text:span text:style-name="T22">/* Параметры концов отрезка */</text:span></text:p>
      <text:p text:style-name="P7"><text:span text:style-name="T14"><text:s text:c="3"/></text:span><text:span text:style-name="T9">float</text:span><text:span text:style-name="T14"> Qx, Qy; <text:s text:c="15"/></text:span><text:span text:style-name="T22">/* Положение относ ребра */</text:span></text:p>
      <text:p text:style-name="P7"><text:span text:style-name="T14"><text:s text:c="3"/></text:span><text:span text:style-name="T9">float</text:span><text:span text:style-name="T14"> Nx, Ny; <text:s text:c="15"/></text:span><text:span text:style-name="T22">/* Перпендикуляр к ребру */</text:span></text:p>
      <text:p text:style-name="P7"><text:span text:style-name="T14"><text:s text:c="3"/></text:span><text:span text:style-name="T9">float</text:span><text:span text:style-name="T14"> Pn, Qn; <text:s text:c="15"/></text:span><text:span text:style-name="T22">/**/</text:span></text:p>
      <text:p text:style-name="P4"><text:s text:c="3"/></text:p>
      <text:p text:style-name="P4"><text:s text:c="3"/>line_in-&gt;cropped_point_from.x = line_in-&gt;point_from.x;</text:p>
      <text:p text:style-name="P4"><text:s text:c="3"/>line_in-&gt;cropped_point_from.y = line_in-&gt;point_from.y;</text:p>
      <text:p text:style-name="P4"/>
      <text:p text:style-name="P4"><text:s text:c="3"/>line_in-&gt;cropped_point_to.x = line_in-&gt;point_to.x;</text:p>
      <text:p text:style-name="P4"><text:s text:c="3"/>line_in-&gt;cropped_point_to.y = line_in-&gt;point_to.y;</text:p>
      <text:p text:style-name="P4"/>
      <text:p text:style-name="P4"><text:s text:c="3"/>kw = points.size() - 1;</text:p>
      <text:p text:style-name="P4"><text:s text:c="3"/>visible = 1;</text:p>
      <text:p text:style-name="P4"><text:s text:c="3"/>CB_t0 = 0; <text:s/>CB_t1 = 1;</text:p>
      <text:p text:style-name="P4"><text:s text:c="3"/>dx = line_in-&gt;point_to.x - line_in-&gt;point_from.x;</text:p>
      <text:p text:style-name="P4"><text:s text:c="3"/>dy = line_in-&gt;point_to.y - line_in-&gt;point_from.y;</text:p>
      <text:p text:style-name="P4"><text:s text:c="3"/></text:p>
      <text:p text:style-name="P4"><text:s text:c="3"/>xn = line_in-&gt;point_from.x;</text:p>
      <text:p text:style-name="P4"><text:s text:c="3"/>yn = line_in-&gt;point_from.y;</text:p>
      <text:p text:style-name="P4"/>
      <text:p text:style-name="P4"><text:s text:c="3"/></text:p>
      <text:p text:style-name="P7"><text:span text:style-name="T14"><text:s text:c="3"/></text:span><text:span text:style-name="T9">for</text:span><text:span text:style-name="T14"> (ii=0; ii&lt;=kw; ++ii) { <text:s text:c="2"/></text:span><text:span text:style-name="T22">/* Цикл по ребрам окна */</text:span></text:p>
      <text:p text:style-name="P7"><text:span text:style-name="T14"><text:s text:c="6"/></text:span><text:span text:style-name="T22">/* Положения относ ребра */</text:span></text:p>
      <text:p text:style-name="P4"><text:tab/> <text:s text:c="2"/>Qx = xn - points[ii].x;</text:p>
      <text:p text:style-name="P4"><text:tab/> <text:s text:c="2"/>Qy = yn - points[ii].y;</text:p>
      <text:p text:style-name="P7"><text:span text:style-name="T14"><text:s text:c="6"/></text:span><text:span text:style-name="T22">/* Перепендикуляр к ребру */</text:span></text:p>
      <text:p text:style-name="P4"><text:tab/> <text:s text:c="2"/>Nx = points_normal[ii].x - points[ii].x;</text:p>
      <text:p text:style-name="P4"><text:tab/> <text:s text:c="2"/>Ny = points_normal[ii].y - points[ii].y;</text:p>
      <text:p text:style-name="P7"><text:span text:style-name="T14"><text:s text:c="6"/>Pn= dx*Nx + dy*Ny; <text:s text:c="7"/></text:span><text:span text:style-name="T22">/* Скалярные произведения */</text:span></text:p>
      <text:p text:style-name="P4"><text:s text:c="6"/>Qn= Qx*Nx + Qy*Ny;</text:p>
      <text:p text:style-name="P4"/>
      <text:p text:style-name="P9">/* Анализ расположения */</text:p>
      <text:p text:style-name="P7"><text:span text:style-name="T14"><text:s text:c="6"/></text:span><text:span text:style-name="T9">if</text:span><text:span text:style-name="T14"> (Pn == 0) { <text:s text:c="11"/></text:span><text:span text:style-name="T22">/* Паралл ребру или точка */</text:span></text:p>
      <text:p text:style-name="P7"><text:span text:style-name="T14"><text:s text:c="9"/></text:span><text:span text:style-name="T9">if</text:span><text:span text:style-name="T14"> (Qn &lt; 0) {</text:span></text:p>
      <text:p text:style-name="P7"><text:span text:style-name="T14"><text:tab/><text:tab/><text:tab/> visible= 0; <text:s/></text:span><text:span text:style-name="T9">break</text:span><text:span text:style-name="T14">; </text:span></text:p>
      <text:p text:style-name="P4"><text:tab/><text:tab/> }</text:p>
      <text:p text:style-name="P7"><text:span text:style-name="T14"><text:s text:c="6"/>} </text:span><text:span text:style-name="T9">else</text:span><text:span text:style-name="T14"> {</text:span></text:p>
      <text:p text:style-name="P4"><text:s text:c="9"/>r= -Qn/Pn;</text:p>
      <text:p text:style-name="P7"><text:span text:style-name="T14"><text:s text:c="9"/></text:span><text:span text:style-name="T9">if</text:span><text:span text:style-name="T14"> (Pn &lt; 0) { <text:s text:c="9"/></text:span><text:span text:style-name="T22">/* Поиск верхнего предела t */</text:span></text:p>
      <text:p text:style-name="P7"><text:span text:style-name="T14"><text:s text:c="12"/></text:span><text:span text:style-name="T9">if</text:span><text:span text:style-name="T14"> (r &lt; CB_t0) {</text:span></text:p>
      <text:p text:style-name="P4"><text:tab/><text:tab/><text:tab/><text:tab/>visible= 0; <text:s/></text:p>
      <text:p text:style-name="P7"><text:span text:style-name="T14"><text:tab/><text:tab/><text:tab/><text:tab/></text:span><text:span text:style-name="T9">break</text:span><text:span text:style-name="T14">; </text:span></text:p>
      <text:p text:style-name="P4"><text:tab/><text:tab/><text:tab/>}</text:p>
      <text:p text:style-name="P7"><text:span text:style-name="T14"><text:s text:c="12"/></text:span><text:span text:style-name="T9">if</text:span><text:span text:style-name="T14"> (r &lt; CB_t1) CB_t1= r;</text:span></text:p>
      <text:p text:style-name="P7"><text:span text:style-name="T14"><text:s text:c="9"/>} </text:span><text:span text:style-name="T9">else</text:span><text:span text:style-name="T14"> { <text:s text:c="14"/></text:span><text:span text:style-name="T22">/* Поиск нижнего предела t */</text:span></text:p>
      <text:p text:style-name="P7"><text:span text:style-name="T14"><text:s text:c="12"/></text:span><text:span text:style-name="T9">if</text:span><text:span text:style-name="T14"> (r &gt; CB_t1) {</text:span></text:p>
      <text:p text:style-name="P4"><text:tab/><text:tab/><text:tab/><text:tab/>visible= 0; <text:s/></text:p>
      <text:p text:style-name="P7"><text:span text:style-name="T14"><text:tab/><text:tab/><text:tab/><text:tab/></text:span><text:span text:style-name="T9">break</text:span><text:span text:style-name="T14">; </text:span></text:p>
      <text:p text:style-name="P4"><text:tab/><text:tab/><text:tab/>}</text:p>
      <text:p text:style-name="P7"><text:span text:style-name="T14"><text:s text:c="12"/></text:span><text:span text:style-name="T9">if</text:span><text:span text:style-name="T14"> (r &gt; CB_t0) CB_t0= r;</text:span></text:p>
      <text:p text:style-name="P4"><text:s text:c="9"/>}</text:p>
      <text:p text:style-name="P4"><text:s text:c="6"/>}</text:p>
      <text:p text:style-name="P4"><text:s text:c="3"/>}</text:p>
      <text:p text:style-name="P7"><text:span text:style-name="T14"><text:s text:c="3"/></text:span><text:span text:style-name="T9">if</text:span><text:span text:style-name="T14"> (visible) {</text:span></text:p>
      <text:p text:style-name="P7"><text:soft-page-break/><text:span text:style-name="T14"><text:s text:c="6"/></text:span><text:span text:style-name="T9">if</text:span><text:span text:style-name="T14"> (CB_t0 &gt; CB_t1) visible= 0; </text:span><text:span text:style-name="T9">else</text:span><text:span text:style-name="T14"> {</text:span></text:p>
      <text:p text:style-name="P7"><text:span text:style-name="T14"><text:s text:c="9"/></text:span><text:span text:style-name="T9">if</text:span><text:span text:style-name="T14"> (CB_t0 &gt; 0) {</text:span></text:p>
      <text:p text:style-name="P4"><text:tab/><text:tab/><text:tab/> line_in-&gt;cropped_point_from.x =xn + CB_t0*dx;</text:p>
      <text:p text:style-name="P4"><text:tab/><text:tab/><text:tab/> line_in-&gt;cropped_point_from.y = yn + CB_t0*dy;</text:p>
      <text:p text:style-name="P4"><text:s text:c="9"/>}</text:p>
      <text:p text:style-name="P7"><text:span text:style-name="T14"><text:s text:c="9"/></text:span><text:span text:style-name="T9">if</text:span><text:span text:style-name="T14"> (CB_t1 &lt; 1) {</text:span></text:p>
      <text:p text:style-name="P4"><text:tab/><text:tab/><text:tab/> line_in-&gt;cropped_point_to.x = xn + CB_t1*dx;</text:p>
      <text:p text:style-name="P4"><text:tab/><text:tab/><text:tab/> line_in-&gt;cropped_point_to.y = yn + CB_t1*dy;</text:p>
      <text:p text:style-name="P4"><text:s text:c="9"/>}</text:p>
      <text:p text:style-name="P4"><text:s text:c="6"/>}</text:p>
      <text:p text:style-name="P4"><text:s text:c="3"/>}</text:p>
      <text:p text:style-name="P4"/>
      <text:p text:style-name="P7"><text:span text:style-name="T14"><text:s text:c="3"/></text:span><text:span text:style-name="T9">if</text:span><text:span text:style-name="T14">(visible==0){</text:span></text:p>
      <text:p text:style-name="P4"><text:tab/><text:tab/>line_in-&gt;cropped_point_from.x=0;</text:p>
      <text:p text:style-name="P4"><text:tab/><text:tab/>line_in-&gt;cropped_point_from.y=0;</text:p>
      <text:p text:style-name="P4"><text:tab/><text:tab/>line_in-&gt;cropped_point_to.x=0;</text:p>
      <text:p text:style-name="P4"><text:tab/><text:tab/>line_in-&gt;cropped_point_to.y=0;</text:p>
      <text:p text:style-name="P4"><text:s text:c="3"/>}</text:p>
      <text:p text:style-name="P4"/>
      <text:p text:style-name="P4">} <text:s/></text:p>
      <text:p text:style-name="P4"/>
      <text:p text:style-name="P7"><text:span text:style-name="T9">void</text:span><text:span text:style-name="T14"> Polygon::add_Normals(</text:span><text:span text:style-name="T9">void</text:span><text:span text:style-name="T14">){</text:span></text:p>
      <text:p text:style-name="P7"><text:span text:style-name="T14"><text:tab/></text:span><text:span text:style-name="T9">if</text:span><text:span text:style-name="T14">(points.size()&gt;1){</text:span></text:p>
      <text:p text:style-name="P7"><text:span text:style-name="T14"><text:tab/><text:tab/></text:span><text:span text:style-name="T9">int</text:span><text:span text:style-name="T14"> mod_x, mod_y;</text:span></text:p>
      <text:p text:style-name="P4"><text:tab/><text:tab/></text:p>
      <text:p text:style-name="P7"><text:span text:style-name="T14"><text:tab/><text:tab/></text:span><text:span text:style-name="T9">if</text:span><text:span text:style-name="T14">(lines_is_right){</text:span></text:p>
      <text:p text:style-name="P4"><text:tab/><text:tab/><text:tab/>mod_x = 1;</text:p>
      <text:p text:style-name="P4"><text:tab/><text:tab/><text:tab/>mod_y = -1;</text:p>
      <text:p text:style-name="P7"><text:span text:style-name="T14"><text:tab/><text:tab/>} </text:span><text:span text:style-name="T9">else</text:span><text:span text:style-name="T14"> {</text:span></text:p>
      <text:p text:style-name="P4"><text:tab/><text:tab/><text:tab/>mod_x = -1;</text:p>
      <text:p text:style-name="P4"><text:tab/><text:tab/><text:tab/>mod_y = 1;</text:p>
      <text:p text:style-name="P4"><text:tab/><text:tab/>}</text:p>
      <text:p text:style-name="P4"><text:tab/><text:tab/><text:tab/></text:p>
      <text:p text:style-name="P4"><text:tab/><text:tab/>Point tmp, tmp2;</text:p>
      <text:p text:style-name="P7"><text:span text:style-name="T14"><text:tab/><text:tab/></text:span><text:span text:style-name="T9">int</text:span><text:span text:style-name="T14"> size = points.size();</text:span></text:p>
      <text:p text:style-name="P4"><text:tab/><text:tab/></text:p>
      <text:p text:style-name="P7"><text:span text:style-name="T14"><text:tab/><text:tab/></text:span><text:span text:style-name="T9">if</text:span><text:span text:style-name="T14">(points_normal.size()&gt;=2)</text:span></text:p>
      <text:p text:style-name="P4"><text:tab/><text:tab/><text:tab/>points_normal.pop_back();</text:p>
      <text:p text:style-name="P4"/>
      <text:p text:style-name="P7"><text:span text:style-name="T14"><text:tab/><text:tab/></text:span><text:span text:style-name="T9">if</text:span><text:span text:style-name="T14">(points.size()==3){</text:span></text:p>
      <text:p text:style-name="P7"><text:span text:style-name="T14"><text:tab/><text:tab/><text:tab/></text:span><text:span text:style-name="T9">double</text:span><text:span text:style-name="T14"> dx = mod_x * (points[1].y - points[0].y);</text:span></text:p>
      <text:p text:style-name="P7"><text:span text:style-name="T14"><text:tab/><text:tab/><text:tab/></text:span><text:span text:style-name="T9">double</text:span><text:span text:style-name="T14"> dy = mod_y * (points[1].x - points[0].x);</text:span></text:p>
      <text:p text:style-name="P4"/>
      <text:p text:style-name="P4"><text:tab/><text:tab/><text:tab/>points_normal[0].x = points[0].x + dx;</text:p>
      <text:p text:style-name="P4"><text:tab/><text:tab/><text:tab/>points_normal[0].y = points[0].y + dy;</text:p>
      <text:p text:style-name="P4"><text:tab/><text:tab/>}</text:p>
      <text:p text:style-name="P4"/>
      <text:p text:style-name="P7"><text:span text:style-name="T14"><text:tab/><text:tab/></text:span><text:span text:style-name="T9">double</text:span><text:span text:style-name="T14"> dx = mod_x * (points[size-1].y - points[size-2].y);</text:span></text:p>
      <text:p text:style-name="P7"><text:span text:style-name="T14"><text:tab/><text:tab/></text:span><text:span text:style-name="T9">double</text:span><text:span text:style-name="T14"> dy = mod_y * (points[size-1].x - points[size-2].x);</text:span></text:p>
      <text:p text:style-name="P4"/>
      <text:p text:style-name="P4"><text:tab/><text:tab/>tmp.x = points[size-2].x + dx;</text:p>
      <text:p text:style-name="P4"><text:tab/><text:tab/>tmp.y = points[size-2].y + dy;</text:p>
      <text:p text:style-name="P4"/>
      <text:p text:style-name="P4"><text:tab/><text:tab/>points_normal.push_back(tmp);</text:p>
      <text:p text:style-name="P4"/>
      <text:p text:style-name="P4"/>
      <text:p text:style-name="P4"><text:tab/><text:tab/>dx = mod_x * ( points[0].y - points[size-1].y );</text:p>
      <text:p text:style-name="P4"><text:tab/><text:tab/>dy = mod_y * ( points[0].x - points[size-1].x );</text:p>
      <text:p text:style-name="P4"/>
      <text:p text:style-name="P4"><text:tab/><text:tab/>tmp2.x = points[size-1].x + dx;</text:p>
      <text:p text:style-name="P4"><text:tab/><text:tab/>tmp2.y = points[size-1].y + dy;</text:p>
      <text:p text:style-name="P4"/>
      <text:p text:style-name="P4"><text:tab/><text:tab/>points_normal.push_back(tmp2);</text:p>
      <text:p text:style-name="P4"><text:tab/>}</text:p>
      <text:p text:style-name="P4"><text:soft-page-break/>}</text:p>
      <text:p text:style-name="P4"/>
      <text:p text:style-name="P4"/>
      <text:p text:style-name="P4"/>
      <text:p text:style-name="P7"><text:span text:style-name="T9">bool</text:span><text:span text:style-name="T14"> Polygon::is_Convex(</text:span><text:span text:style-name="T9">void</text:span><text:span text:style-name="T14">){</text:span></text:p>
      <text:p text:style-name="P7"><text:span text:style-name="T14"><text:tab/></text:span><text:span text:style-name="T9">int</text:span><text:span text:style-name="T14"> right = 0;</text:span></text:p>
      <text:p text:style-name="P7"><text:span text:style-name="T14"><text:tab/></text:span><text:span text:style-name="T9">int</text:span><text:span text:style-name="T14"> left = 0;</text:span></text:p>
      <text:p text:style-name="P4"><text:tab/></text:p>
      <text:p text:style-name="P7"><text:span text:style-name="T14"><text:tab/></text:span><text:span text:style-name="T9">double</text:span><text:span text:style-name="T14"> dx_prev, dy_prev, dx_next, dy_next;</text:span></text:p>
      <text:p text:style-name="P4"><text:tab/></text:p>
      <text:p text:style-name="P7"><text:span text:style-name="T14"><text:tab/></text:span><text:span text:style-name="T9">int</text:span><text:span text:style-name="T14"> size = points.size();</text:span></text:p>
      <text:p text:style-name="P7"><text:span text:style-name="T14"><text:tab/></text:span><text:span text:style-name="T9">if</text:span><text:span text:style-name="T14">(size&lt;=2)</text:span></text:p>
      <text:p text:style-name="P7"><text:span text:style-name="T14"><text:tab/><text:tab/></text:span><text:span text:style-name="T9">return</text:span><text:span text:style-name="T14"> </text:span><text:span text:style-name="T9">true</text:span><text:span text:style-name="T14">;</text:span></text:p>
      <text:p text:style-name="P4"/>
      <text:p text:style-name="P7"><text:span text:style-name="T14"><text:tab/></text:span><text:span text:style-name="T9">for</text:span><text:span text:style-name="T14">(</text:span><text:span text:style-name="T9">int</text:span><text:span text:style-name="T14"> i=0; i&lt;size; ++i){</text:span></text:p>
      <text:p text:style-name="P4"><text:tab/><text:tab/></text:p>
      <text:p text:style-name="P7"><text:span text:style-name="T14"><text:tab/><text:tab/></text:span><text:span text:style-name="T9">if</text:span><text:span text:style-name="T14">(i!=0 &amp;&amp; i!=size-1){</text:span></text:p>
      <text:p text:style-name="P4"><text:tab/><text:tab/><text:tab/>dx_next = points[i+1].x - points[i].x;</text:p>
      <text:p text:style-name="P4"><text:tab/><text:tab/><text:tab/>dy_next = points[i+1].y - points[i].y;</text:p>
      <text:p text:style-name="P4"><text:tab/><text:tab/><text:tab/>dx_prev = points[i].x - points[i-1].x;</text:p>
      <text:p text:style-name="P4"><text:tab/><text:tab/><text:tab/>dy_prev = points[i].y - points[i-1].y;<text:tab/><text:tab/><text:tab/></text:p>
      <text:p text:style-name="P4"><text:tab/><text:tab/>}</text:p>
      <text:p text:style-name="P4"/>
      <text:p text:style-name="P7"><text:span text:style-name="T14"><text:tab/><text:tab/></text:span><text:span text:style-name="T9">if</text:span><text:span text:style-name="T14">(i==0){</text:span></text:p>
      <text:p text:style-name="P4"><text:tab/><text:tab/><text:tab/>dx_prev = points[0].x - points[size-1].x;</text:p>
      <text:p text:style-name="P4"><text:tab/><text:tab/><text:tab/>dy_prev = points[0].y - points[size-1].y;</text:p>
      <text:p text:style-name="P4"><text:tab/><text:tab/><text:tab/>dx_next = points[1].x - points[0].x;</text:p>
      <text:p text:style-name="P4"><text:tab/><text:tab/><text:tab/>dy_next = points[1].y - points[0].y;<text:tab/></text:p>
      <text:p text:style-name="P4"><text:tab/><text:tab/>}</text:p>
      <text:p text:style-name="P4"/>
      <text:p text:style-name="P7"><text:span text:style-name="T14"><text:tab/><text:tab/></text:span><text:span text:style-name="T9">if</text:span><text:span text:style-name="T14">(i==size-1){</text:span></text:p>
      <text:p text:style-name="P4"><text:tab/><text:tab/><text:tab/>dx_next = points[0].x - points[size-1].x;</text:p>
      <text:p text:style-name="P4"><text:tab/><text:tab/><text:tab/>dy_next = points[0].y - points[size-1].y;</text:p>
      <text:p text:style-name="P4"><text:tab/><text:tab/><text:tab/>dx_prev = points[size-1].x - points[size-2].x;</text:p>
      <text:p text:style-name="P4"><text:tab/><text:tab/><text:tab/>dy_prev = points[size-1].y - points[size-2].y;<text:tab/><text:tab/><text:tab/></text:p>
      <text:p text:style-name="P4"><text:tab/><text:tab/>}</text:p>
      <text:p text:style-name="P4"><text:tab/><text:tab/></text:p>
      <text:p text:style-name="P7"><text:span text:style-name="T14"><text:tab/><text:tab/></text:span><text:span text:style-name="T9">int</text:span><text:span text:style-name="T14"> tmp = dx_prev * dy_next - dy_prev * dx_next;</text:span></text:p>
      <text:p text:style-name="P7"><text:span text:style-name="T14"><text:tab/><text:tab/></text:span><text:span text:style-name="T9">if</text:span><text:span text:style-name="T14">(tmp&gt;0)</text:span></text:p>
      <text:p text:style-name="P4"><text:tab/><text:tab/><text:tab/>++left;</text:p>
      <text:p text:style-name="P7"><text:span text:style-name="T14"><text:tab/><text:tab/></text:span><text:span text:style-name="T9">else</text:span></text:p>
      <text:p text:style-name="P4"><text:tab/><text:tab/><text:tab/>++right;</text:p>
      <text:p text:style-name="P4"><text:tab/>}</text:p>
      <text:p text:style-name="P4"/>
      <text:p text:style-name="P7"><text:span text:style-name="T14"><text:tab/></text:span><text:span text:style-name="T9">if</text:span><text:span text:style-name="T14">(left!=0 &amp;&amp; right!=0) </text:span></text:p>
      <text:p text:style-name="P7"><text:span text:style-name="T14"><text:tab/><text:tab/></text:span><text:span text:style-name="T9">return</text:span><text:span text:style-name="T14"> </text:span><text:span text:style-name="T9">false</text:span><text:span text:style-name="T14">;</text:span></text:p>
      <text:p text:style-name="P7"><text:span text:style-name="T14"><text:tab/></text:span><text:span text:style-name="T9">else</text:span><text:span text:style-name="T14"> {</text:span></text:p>
      <text:p text:style-name="P7"><text:span text:style-name="T14"><text:tab/><text:tab/></text:span><text:span text:style-name="T9">if</text:span><text:span text:style-name="T14">(right!=0)</text:span></text:p>
      <text:p text:style-name="P7"><text:span text:style-name="T14"><text:tab/><text:tab/><text:tab/>lines_is_right = </text:span><text:span text:style-name="T9">true</text:span><text:span text:style-name="T14">;</text:span></text:p>
      <text:p text:style-name="P7"><text:span text:style-name="T14"><text:tab/><text:tab/></text:span><text:span text:style-name="T9">else</text:span><text:span text:style-name="T14"> </text:span></text:p>
      <text:p text:style-name="P7"><text:span text:style-name="T14"><text:tab/><text:tab/><text:tab/>lines_is_right = </text:span><text:span text:style-name="T9">false</text:span><text:span text:style-name="T14">;</text:span></text:p>
      <text:p text:style-name="P7"><text:span text:style-name="T14"><text:tab/><text:tab/></text:span><text:span text:style-name="T9">return</text:span><text:span text:style-name="T14"> </text:span><text:span text:style-name="T9">true</text:span><text:span text:style-name="T14">;</text:span></text:p>
      <text:p text:style-name="P4"><text:tab/>}</text:p>
      <text:p text:style-name="P4"/>
      <text:p text:style-name="P4">}</text:p>
      <text:p text:style-name="P7"><text:span text:style-name="T4"/></text:p>
      <text:p text:style-name="P7"><text:span text:style-name="T3"/></text:p>
      <text:p text:style-name="P7"><text:span text:style-name="T3"/></text:p>
      <text:p text:style-name="P7"><text:span text:style-name="T3">файл </text:span><text:span text:style-name="T4">&lt;Square.h&gt;</text:span></text:p>
      <text:p text:style-name="P7"><text:span text:style-name="T4"/></text:p>
      <text:p text:style-name="P7"><text:span text:style-name="T10">#pragma</text:span><text:span text:style-name="T15"> </text:span><text:span text:style-name="T10">once</text:span></text:p>
      <text:p text:style-name="P7"><text:span text:style-name="T9">#include</text:span><text:span text:style-name="T14"> </text:span><text:span text:style-name="T18">"Line.h"</text:span></text:p>
      <text:p text:style-name="P7"><text:span text:style-name="T9">#include</text:span><text:span text:style-name="T14"> </text:span><text:span text:style-name="T18">"Parent.h"</text:span></text:p>
      <text:p text:style-name="P4"/>
      <text:p text:style-name="P7"><text:soft-page-break/><text:span text:style-name="T9">class</text:span><text:span text:style-name="T14"> Square : </text:span><text:span text:style-name="T9">public</text:span><text:span text:style-name="T14"> Parent{</text:span></text:p>
      <text:p text:style-name="P7"><text:span text:style-name="T9">public</text:span><text:span text:style-name="T14">:</text:span></text:p>
      <text:p text:style-name="P7"><text:span text:style-name="T14"><text:tab/>Square(</text:span><text:span text:style-name="T9">void</text:span><text:span text:style-name="T14">);<text:tab/></text:span></text:p>
      <text:p text:style-name="P7"><text:span text:style-name="T14"><text:tab/></text:span><text:span text:style-name="T9">virtual</text:span><text:span text:style-name="T14"> </text:span><text:span text:style-name="T9">void</text:span><text:span text:style-name="T14"> citio(Line * line_in);</text:span></text:p>
      <text:p text:style-name="P7"><text:span text:style-name="T14"><text:tab/></text:span><text:span text:style-name="T9">virtual</text:span><text:span text:style-name="T14"> </text:span><text:span text:style-name="T9">void</text:span><text:span text:style-name="T14"> addPoint(</text:span><text:span text:style-name="T9">double</text:span><text:span text:style-name="T14"> x, </text:span><text:span text:style-name="T9">double</text:span><text:span text:style-name="T14"> y);</text:span></text:p>
      <text:p text:style-name="P7"><text:span text:style-name="T14"><text:tab/></text:span><text:span text:style-name="T9">virtual</text:span><text:span text:style-name="T14"> </text:span><text:span text:style-name="T9">void</text:span><text:span text:style-name="T14"> draw(</text:span><text:span text:style-name="T9">void</text:span><text:span text:style-name="T14">);</text:span></text:p>
      <text:p text:style-name="P7"><text:span text:style-name="T9">private</text:span><text:span text:style-name="T14">:</text:span></text:p>
      <text:p text:style-name="P4"><text:tab/>Point left_down;</text:p>
      <text:p text:style-name="P4"><text:tab/>Point right_top;</text:p>
      <text:p text:style-name="P7"><text:span text:style-name="T14"><text:tab/></text:span><text:span text:style-name="T9">short</text:span><text:span text:style-name="T14"> flag;</text:span></text:p>
      <text:p text:style-name="P7"><text:span text:style-name="T14"><text:tab/></text:span><text:span text:style-name="T9">int</text:span><text:span text:style-name="T14"> reccur_citio(Line * line_in, Line* line_result);</text:span></text:p>
      <text:p text:style-name="P7"><text:span text:style-name="T14"><text:tab/></text:span><text:span text:style-name="T9">void</text:span><text:span text:style-name="T14"> add_flag_to_point(Line * line_in);</text:span></text:p>
      <text:p text:style-name="P4">};</text:p>
      <text:p text:style-name="P7"><text:span text:style-name="T4"/></text:p>
      <text:p text:style-name="P7"><text:span text:style-name="T3">файл </text:span><text:span text:style-name="T4">&lt;Square.cpp&gt;</text:span></text:p>
      <text:p text:style-name="P7"><text:span text:style-name="T4"/></text:p>
      <text:p text:style-name="P7"><text:span text:style-name="T10">#include</text:span><text:span text:style-name="T15"> </text:span><text:span text:style-name="T19">"Square.h"</text:span></text:p>
      <text:p text:style-name="P7"><text:span text:style-name="T9">#include</text:span><text:span text:style-name="T14"> </text:span><text:span text:style-name="T18">&lt;cmath&gt;</text:span></text:p>
      <text:p text:style-name="P7"><text:span text:style-name="T9">#include</text:span><text:span text:style-name="T14"> </text:span><text:span text:style-name="T18">&lt;iostream&gt;</text:span></text:p>
      <text:p text:style-name="P7"><text:span text:style-name="T9">#include</text:span><text:span text:style-name="T14"> </text:span><text:span text:style-name="T18">&lt;gl/glut.h&gt;</text:span></text:p>
      <text:p text:style-name="P4"/>
      <text:p text:style-name="P4">Square::Square(){</text:p>
      <text:p text:style-name="P4"><text:tab/>flag = 0;</text:p>
      <text:p text:style-name="P4">}</text:p>
      <text:p text:style-name="P4"/>
      <text:p text:style-name="P7"><text:span text:style-name="T9">void</text:span><text:span text:style-name="T14"> Square::addPoint(</text:span><text:span text:style-name="T9">double</text:span><text:span text:style-name="T14"> x, </text:span><text:span text:style-name="T9">double</text:span><text:span text:style-name="T14"> y){</text:span></text:p>
      <text:p text:style-name="P7"><text:span text:style-name="T14"><text:tab/></text:span><text:span text:style-name="T9">if</text:span><text:span text:style-name="T14">(flag==0){</text:span></text:p>
      <text:p text:style-name="P4"><text:tab/><text:tab/>left_down.x = x;</text:p>
      <text:p text:style-name="P4"><text:tab/><text:tab/>left_down.y = y;</text:p>
      <text:p text:style-name="P4"><text:tab/><text:tab/>flag = 1;</text:p>
      <text:p text:style-name="P7"><text:span text:style-name="T14"><text:tab/>} </text:span><text:span text:style-name="T9">else</text:span><text:span text:style-name="T14"> {</text:span></text:p>
      <text:p text:style-name="P4"><text:tab/><text:tab/>right_top.x = x;</text:p>
      <text:p text:style-name="P4"><text:tab/><text:tab/>right_top.y = y;</text:p>
      <text:p text:style-name="P4"><text:tab/><text:tab/>flag = 0;</text:p>
      <text:p text:style-name="P4"><text:tab/>}</text:p>
      <text:p text:style-name="P7"><text:span text:style-name="T14"><text:tab/></text:span><text:span text:style-name="T9">if</text:span><text:span text:style-name="T14">(left_down.x &gt; right_top.x){</text:span></text:p>
      <text:p text:style-name="P4"><text:tab/><text:tab/>Point tmp;</text:p>
      <text:p text:style-name="P4"><text:tab/><text:tab/>tmp.x = left_down.x;</text:p>
      <text:p text:style-name="P4"><text:tab/><text:tab/>tmp.y = left_down.y;</text:p>
      <text:p text:style-name="P4"/>
      <text:p text:style-name="P4"><text:tab/><text:tab/>left_down.x = right_top.x;</text:p>
      <text:p text:style-name="P4"><text:tab/><text:tab/>left_down.y = right_top.y;</text:p>
      <text:p text:style-name="P4"/>
      <text:p text:style-name="P4"><text:tab/><text:tab/>right_top.x = tmp.x;</text:p>
      <text:p text:style-name="P4"><text:tab/><text:tab/>right_top.y = tmp.y;</text:p>
      <text:p text:style-name="P4"/>
      <text:p text:style-name="P7"><text:span text:style-name="T14"><text:tab/><text:tab/></text:span><text:span text:style-name="T9">if</text:span><text:span text:style-name="T14">(flag == 0)</text:span></text:p>
      <text:p text:style-name="P4"><text:tab/><text:tab/><text:tab/>flag = 1;</text:p>
      <text:p text:style-name="P7"><text:span text:style-name="T14"><text:tab/><text:tab/></text:span><text:span text:style-name="T9">else</text:span></text:p>
      <text:p text:style-name="P4"><text:tab/><text:tab/><text:tab/>flag = 0;</text:p>
      <text:p text:style-name="P4"><text:tab/>}</text:p>
      <text:p text:style-name="P4">}</text:p>
      <text:p text:style-name="P4"/>
      <text:p text:style-name="P4"/>
      <text:p text:style-name="P7"><text:span text:style-name="T9">void</text:span><text:span text:style-name="T14"> Square::draw(){</text:span></text:p>
      <text:p text:style-name="P4"><text:tab/>glBegin(GL_LINE_LOOP);</text:p>
      <text:p text:style-name="P4"><text:tab/><text:tab/>glColor3f(1.0, 0.25, 0.0); </text:p>
      <text:p text:style-name="P4"><text:tab/><text:tab/>glVertex2d(left_down.x, left_down.y);</text:p>
      <text:p text:style-name="P4"/>
      <text:p text:style-name="P4"><text:tab/><text:tab/>glColor3f(1.0, 0.25, 0.0); </text:p>
      <text:p text:style-name="P4"><text:tab/><text:tab/>glVertex2d(left_down.x, right_top.y);</text:p>
      <text:p text:style-name="P4"/>
      <text:p text:style-name="P4"><text:tab/><text:tab/>glColor3f(1.0, 0.25, 0.0); </text:p>
      <text:p text:style-name="P4"><text:tab/><text:tab/>glVertex2d(right_top.x, right_top.y);</text:p>
      <text:p text:style-name="P4"><text:soft-page-break/></text:p>
      <text:p text:style-name="P4"><text:tab/><text:tab/>glColor3f(1.0, 0.25, 0.0); </text:p>
      <text:p text:style-name="P4"><text:tab/><text:tab/>glVertex2d(right_top.x, left_down.y);</text:p>
      <text:p text:style-name="P4"><text:tab/>glEnd();</text:p>
      <text:p text:style-name="P4">}</text:p>
      <text:p text:style-name="P4"/>
      <text:p text:style-name="P7"><text:span text:style-name="T9">void</text:span><text:span text:style-name="T14"> Square::citio(Line * line_in){</text:span></text:p>
      <text:p text:style-name="P4"><text:tab/>Line result;</text:p>
      <text:p text:style-name="P4"><text:tab/>reccur_citio(line_in, &amp;result);</text:p>
      <text:p text:style-name="P4"><text:tab/>line_in-&gt;cropped_point_from = result.point_from;</text:p>
      <text:p text:style-name="P4"><text:tab/>line_in-&gt;cropped_point_to = result.point_to;</text:p>
      <text:p text:style-name="P4">}</text:p>
      <text:p text:style-name="P4"/>
      <text:p text:style-name="P4"/>
      <text:p text:style-name="P7"><text:span text:style-name="T9">int</text:span><text:span text:style-name="T14"> Square::reccur_citio(Line * line_in, Line * line_result){</text:span></text:p>
      <text:p text:style-name="P4"><text:tab/></text:p>
      <text:p text:style-name="P7"><text:span text:style-name="T14"><text:tab/></text:span><text:span text:style-name="T22">// функция "мечения" линии</text:span></text:p>
      <text:p text:style-name="P4"><text:tab/>add_flag_to_point(line_in);</text:p>
      <text:p text:style-name="P7"><text:span text:style-name="T14"><text:tab/></text:span><text:span text:style-name="T22">// назначить метки обеим концам отрезка</text:span></text:p>
      <text:p text:style-name="P7"><text:span text:style-name="T14"><text:tab/></text:span><text:span text:style-name="T22">// если отрезок длиной ноль. возвращаем нуль.</text:span></text:p>
      <text:p text:style-name="P7"><text:span text:style-name="T14"><text:tab/></text:span><text:span text:style-name="T22">// тривиально видимый. </text:span></text:p>
      <text:p text:style-name="P7"><text:span text:style-name="T14"><text:tab/></text:span><text:span text:style-name="T9">if</text:span><text:span text:style-name="T14">( line_in-&gt;flag_from == 0 &amp;&amp; line_in-&gt;flag_to == 0){</text:span></text:p>
      <text:p text:style-name="P4"><text:tab/><text:tab/>line_result-&gt;point_from = line_in-&gt;point_from;</text:p>
      <text:p text:style-name="P4"><text:tab/><text:tab/>line_result-&gt;point_to = line_in-&gt;point_to;</text:p>
      <text:p text:style-name="P7"><text:span text:style-name="T14"><text:tab/><text:tab/></text:span><text:span text:style-name="T22">//std::cout &lt;&lt; "\t trivial visible <text:s/>";</text:span></text:p>
      <text:p text:style-name="P7"><text:span text:style-name="T14"><text:tab/><text:tab/></text:span><text:span text:style-name="T9">return</text:span><text:span text:style-name="T14"> 1;</text:span></text:p>
      <text:p text:style-name="P4"><text:tab/>}</text:p>
      <text:p text:style-name="P7"><text:span text:style-name="T14"><text:tab/></text:span><text:span text:style-name="T22">//тривиально невидимый</text:span></text:p>
      <text:p text:style-name="P7"><text:span text:style-name="T14"><text:tab/></text:span><text:span text:style-name="T9">if</text:span><text:span text:style-name="T14">((line_in-&gt;flag_from &amp; line_in-&gt;flag_to) != 0){</text:span></text:p>
      <text:p text:style-name="P7"><text:span text:style-name="T14"><text:tab/><text:tab/></text:span><text:span text:style-name="T22">//std::cout &lt;&lt; "\t trivial invisible <text:s/>";</text:span></text:p>
      <text:p text:style-name="P7"><text:span text:style-name="T14"><text:tab/><text:tab/></text:span><text:span text:style-name="T9">return</text:span><text:span text:style-name="T14"> 0;</text:span></text:p>
      <text:p text:style-name="P4"><text:tab/>}</text:p>
      <text:p text:style-name="P7"><text:span text:style-name="T14"><text:tab/></text:span><text:span text:style-name="T22">// "непонятный отрезок"</text:span></text:p>
      <text:p text:style-name="P7"><text:span text:style-name="T14"><text:tab/></text:span><text:span text:style-name="T22">// если отрезок единичной длины, то игнорируем его.</text:span></text:p>
      <text:p text:style-name="P4"><text:tab/></text:p>
      <text:p text:style-name="P7"><text:span text:style-name="T14"><text:tab/></text:span><text:span text:style-name="T9">if</text:span><text:span text:style-name="T14">( </text:span></text:p>
      <text:p text:style-name="P4"><text:tab/><text:tab/>(line_in-&gt;point_from.x - line_in-&gt;point_to.x) &lt;= 1</text:p>
      <text:p text:style-name="P4"><text:tab/><text:tab/>&amp;&amp;</text:p>
      <text:p text:style-name="P4"><text:tab/><text:tab/>(line_in-&gt;point_from.x - line_in-&gt;point_to.x) &gt;= -1</text:p>
      <text:p text:style-name="P4"><text:tab/><text:tab/>&amp;&amp;</text:p>
      <text:p text:style-name="P4"><text:tab/><text:tab/>(line_in-&gt;point_from.y - line_in-&gt;point_to.y) &lt;= 1</text:p>
      <text:p text:style-name="P4"><text:tab/><text:tab/>&amp;&amp;</text:p>
      <text:p text:style-name="P4"><text:tab/><text:tab/>(line_in-&gt;point_from.y - line_in-&gt;point_to.y) &gt;= -1</text:p>
      <text:p text:style-name="P4"><text:tab/>)</text:p>
      <text:p text:style-name="P4"><text:tab/>{</text:p>
      <text:p text:style-name="P7"><text:span text:style-name="T14"><text:tab/><text:tab/></text:span><text:span text:style-name="T9">return</text:span><text:span text:style-name="T14"> 0;</text:span></text:p>
      <text:p text:style-name="P4"><text:tab/>}</text:p>
      <text:p text:style-name="P4"/>
      <text:p text:style-name="P4"><text:tab/>Line first;</text:p>
      <text:p text:style-name="P4"><text:tab/>Line first_result;</text:p>
      <text:p text:style-name="P7"><text:span text:style-name="T14"><text:tab/></text:span><text:span text:style-name="T9">int</text:span><text:span text:style-name="T14"> first_flag = 0;</text:span></text:p>
      <text:p text:style-name="P4"><text:tab/>Line two;</text:p>
      <text:p text:style-name="P4"><text:tab/>Line two_result;</text:p>
      <text:p text:style-name="P7"><text:span text:style-name="T14"><text:tab/></text:span><text:span text:style-name="T9">int</text:span><text:span text:style-name="T14"> two_flag = 0;</text:span></text:p>
      <text:p text:style-name="P4"><text:tab/>Point mid;</text:p>
      <text:p text:style-name="P4"><text:tab/>mid.x = (line_in-&gt;point_from.x + line_in-&gt;point_to.x)/2;</text:p>
      <text:p text:style-name="P4"><text:tab/>mid.y = (line_in-&gt;point_from.y + line_in-&gt;point_to.y)/2;</text:p>
      <text:p text:style-name="P4"/>
      <text:p text:style-name="P4"><text:tab/>first.point_from.x = line_in-&gt;point_from.x;</text:p>
      <text:p text:style-name="P4"><text:tab/>first.point_from.y = line_in-&gt;point_from.y;</text:p>
      <text:p text:style-name="P4"><text:tab/>first.point_to.x = mid.x;</text:p>
      <text:p text:style-name="P4"><text:tab/>first.point_to.y = mid.y;</text:p>
      <text:p text:style-name="P4"/>
      <text:p text:style-name="P4"><text:tab/>two.point_from.x = mid.x;</text:p>
      <text:p text:style-name="P4"><text:soft-page-break/><text:tab/>two.point_from.y = mid.y;</text:p>
      <text:p text:style-name="P4"><text:tab/>two.point_to.x = line_in-&gt;point_to.x;</text:p>
      <text:p text:style-name="P4"><text:tab/>two.point_to.y = line_in-&gt;point_to.y;</text:p>
      <text:p text:style-name="P4"/>
      <text:p text:style-name="P7"><text:span text:style-name="T14"><text:tab/></text:span><text:span text:style-name="T22">// делим пополам и в рекурсию</text:span></text:p>
      <text:p text:style-name="P4"><text:tab/>first_flag = reccur_citio(&amp;first, &amp;first_result);</text:p>
      <text:p text:style-name="P4"><text:tab/>two_flag = reccur_citio(&amp;two, &amp;two_result);</text:p>
      <text:p text:style-name="P4"/>
      <text:p text:style-name="P7"><text:span text:style-name="T14"><text:tab/></text:span><text:span text:style-name="T22">// соединяем полученные результаты.</text:span></text:p>
      <text:p text:style-name="P7"><text:span text:style-name="T14"><text:tab/></text:span><text:span text:style-name="T9">if</text:span><text:span text:style-name="T14">(first_flag == 1 &amp;&amp; two_flag ==1 ){</text:span></text:p>
      <text:p text:style-name="P4"/>
      <text:p text:style-name="P7"><text:span text:style-name="T14"><text:tab/><text:tab/></text:span><text:span text:style-name="T9">if</text:span><text:span text:style-name="T14">(</text:span></text:p>
      <text:p text:style-name="P4"><text:tab/><text:tab/><text:tab/>first_result.point_from.x == two_result.point_from.x </text:p>
      <text:p text:style-name="P4"><text:tab/><text:tab/><text:tab/>&amp;&amp;</text:p>
      <text:p text:style-name="P4"><text:tab/><text:tab/><text:tab/>first_result.point_from.y == two_result.point_from.y</text:p>
      <text:p text:style-name="P4"><text:tab/><text:tab/>){</text:p>
      <text:p text:style-name="P4"><text:tab/><text:tab/><text:tab/>line_result-&gt;point_from.x = first_result.point_to.x;</text:p>
      <text:p text:style-name="P4"><text:tab/><text:tab/><text:tab/>line_result-&gt;point_from.y = first_result.point_to.y;</text:p>
      <text:p text:style-name="P4"><text:tab/><text:tab/><text:tab/>line_result-&gt;point_to.x = two_result.point_to.x;</text:p>
      <text:p text:style-name="P4"><text:tab/><text:tab/><text:tab/>line_result-&gt;point_to.y = two_result.point_to.y;</text:p>
      <text:p text:style-name="P4"><text:tab/><text:tab/>}</text:p>
      <text:p text:style-name="P4"/>
      <text:p text:style-name="P7"><text:span text:style-name="T14"><text:tab/><text:tab/></text:span><text:span text:style-name="T9">if</text:span><text:span text:style-name="T14">(</text:span></text:p>
      <text:p text:style-name="P4"><text:tab/><text:tab/><text:tab/>first_result.point_from.x == two_result.point_to.x </text:p>
      <text:p text:style-name="P4"><text:tab/><text:tab/><text:tab/>&amp;&amp;</text:p>
      <text:p text:style-name="P4"><text:tab/><text:tab/><text:tab/>first_result.point_from.y == two_result.point_to.y </text:p>
      <text:p text:style-name="P4"><text:tab/><text:tab/>){</text:p>
      <text:p text:style-name="P4"><text:tab/><text:tab/><text:tab/>line_result-&gt;point_from.x = first_result.point_to.x;</text:p>
      <text:p text:style-name="P4"><text:tab/><text:tab/><text:tab/>line_result-&gt;point_from.y = first_result.point_to.y;</text:p>
      <text:p text:style-name="P4"><text:tab/><text:tab/><text:tab/>line_result-&gt;point_to.x = two_result.point_from.x;</text:p>
      <text:p text:style-name="P4"><text:tab/><text:tab/><text:tab/>line_result-&gt;point_to.y = two_result.point_from.y;</text:p>
      <text:p text:style-name="P4"><text:tab/><text:tab/>}</text:p>
      <text:p text:style-name="P4"/>
      <text:p text:style-name="P7"><text:span text:style-name="T14"><text:tab/><text:tab/></text:span><text:span text:style-name="T9">if</text:span><text:span text:style-name="T14">(</text:span></text:p>
      <text:p text:style-name="P4"><text:tab/><text:tab/><text:tab/>first_result.point_to.x == two_result.point_from.x </text:p>
      <text:p text:style-name="P4"><text:tab/><text:tab/><text:tab/>&amp;&amp;</text:p>
      <text:p text:style-name="P4"><text:tab/><text:tab/><text:tab/>first_result.point_to.y == two_result.point_from.y </text:p>
      <text:p text:style-name="P4"><text:tab/><text:tab/>){</text:p>
      <text:p text:style-name="P4"><text:tab/><text:tab/><text:tab/>line_result-&gt;point_from.x = first_result.point_from.x;</text:p>
      <text:p text:style-name="P4"><text:tab/><text:tab/><text:tab/>line_result-&gt;point_from.y = first_result.point_from.y;</text:p>
      <text:p text:style-name="P4"><text:tab/><text:tab/><text:tab/>line_result-&gt;point_to.x = two_result.point_to.x;</text:p>
      <text:p text:style-name="P4"><text:tab/><text:tab/><text:tab/>line_result-&gt;point_to.y = two_result.point_to.y;</text:p>
      <text:p text:style-name="P4"><text:tab/><text:tab/>}</text:p>
      <text:p text:style-name="P4"/>
      <text:p text:style-name="P7"><text:span text:style-name="T14"><text:tab/><text:tab/></text:span><text:span text:style-name="T9">if</text:span><text:span text:style-name="T14">(</text:span></text:p>
      <text:p text:style-name="P4"><text:tab/><text:tab/><text:tab/>first_result.point_to.x == two_result.point_to.x </text:p>
      <text:p text:style-name="P4"><text:tab/><text:tab/><text:tab/>&amp;&amp;</text:p>
      <text:p text:style-name="P4"><text:tab/><text:tab/><text:tab/>first_result.point_to.y == two_result.point_to.y </text:p>
      <text:p text:style-name="P4"><text:tab/><text:tab/>){</text:p>
      <text:p text:style-name="P4"><text:tab/><text:tab/><text:tab/>line_result-&gt;point_from.x = first_result.point_from.x;</text:p>
      <text:p text:style-name="P4"><text:tab/><text:tab/><text:tab/>line_result-&gt;point_from.y = first_result.point_from.y;</text:p>
      <text:p text:style-name="P4"><text:tab/><text:tab/><text:tab/>line_result-&gt;point_to.x = two_result.point_from.x;</text:p>
      <text:p text:style-name="P4"><text:tab/><text:tab/><text:tab/>line_result-&gt;point_to.y = two_result.point_from.y;</text:p>
      <text:p text:style-name="P4"><text:tab/><text:tab/>}</text:p>
      <text:p text:style-name="P4"/>
      <text:p text:style-name="P7"><text:span text:style-name="T14"><text:tab/><text:tab/></text:span><text:span text:style-name="T9">return</text:span><text:span text:style-name="T14"> 1;</text:span></text:p>
      <text:p text:style-name="P4"><text:tab/>}</text:p>
      <text:p text:style-name="P4"/>
      <text:p text:style-name="P7"><text:span text:style-name="T14"><text:tab/></text:span><text:span text:style-name="T9">if</text:span><text:span text:style-name="T14">(first_flag == 1){</text:span></text:p>
      <text:p text:style-name="P4"><text:tab/><text:tab/>line_result-&gt;point_from.x = first_result.point_from.x;</text:p>
      <text:p text:style-name="P4"><text:tab/><text:tab/>line_result-&gt;point_from.y = first_result.point_from.y;</text:p>
      <text:p text:style-name="P4"><text:tab/><text:tab/>line_result-&gt;point_to.x = first_result.point_to.x;</text:p>
      <text:p text:style-name="P4"><text:tab/><text:tab/>line_result-&gt;point_to.y = first_result.point_to.y;</text:p>
      <text:p text:style-name="P7"><text:span text:style-name="T14"><text:tab/><text:tab/></text:span><text:span text:style-name="T9">return</text:span><text:span text:style-name="T14"> 1;</text:span></text:p>
      <text:p text:style-name="P4"><text:soft-page-break/><text:tab/>}</text:p>
      <text:p text:style-name="P4"/>
      <text:p text:style-name="P7"><text:span text:style-name="T14"><text:tab/></text:span><text:span text:style-name="T9">if</text:span><text:span text:style-name="T14">(two_flag == 1){</text:span></text:p>
      <text:p text:style-name="P4"><text:tab/><text:tab/>line_result-&gt;point_from.x = two_result.point_from.x;</text:p>
      <text:p text:style-name="P4"><text:tab/><text:tab/>line_result-&gt;point_from.y = two_result.point_from.y;</text:p>
      <text:p text:style-name="P4"><text:tab/><text:tab/>line_result-&gt;point_to.x = two_result.point_to.x;</text:p>
      <text:p text:style-name="P4"><text:tab/><text:tab/>line_result-&gt;point_to.y = two_result.point_to.y;</text:p>
      <text:p text:style-name="P7"><text:span text:style-name="T14"><text:tab/><text:tab/></text:span><text:span text:style-name="T9">return</text:span><text:span text:style-name="T14"> 1;</text:span></text:p>
      <text:p text:style-name="P4"><text:tab/>}</text:p>
      <text:p text:style-name="P4"/>
      <text:p text:style-name="P7"><text:span text:style-name="T14"><text:tab/></text:span><text:span text:style-name="T9">return</text:span><text:span text:style-name="T14"> 0;</text:span></text:p>
      <text:p text:style-name="P4">}</text:p>
      <text:p text:style-name="P4"/>
      <text:p text:style-name="P7"><text:span text:style-name="T9">void</text:span><text:span text:style-name="T14"> Square::add_flag_to_point(Line * line_in){</text:span></text:p>
      <text:p text:style-name="P7"><text:span text:style-name="T14"><text:tab/></text:span><text:span text:style-name="T9">int</text:span><text:span text:style-name="T14"> x_min, x_max, y_min, y_max;</text:span></text:p>
      <text:p text:style-name="P4"/>
      <text:p text:style-name="P7"><text:span text:style-name="T14"><text:tab/></text:span><text:span text:style-name="T9">if</text:span><text:span text:style-name="T14">(left_down.x &gt; right_top.x){</text:span></text:p>
      <text:p text:style-name="P4"><text:tab/><text:tab/>x_max = left_down.x;</text:p>
      <text:p text:style-name="P4"><text:tab/><text:tab/>x_min = right_top.x;</text:p>
      <text:p text:style-name="P7"><text:span text:style-name="T14"><text:tab/>} </text:span><text:span text:style-name="T9">else</text:span><text:span text:style-name="T14"> {</text:span></text:p>
      <text:p text:style-name="P4"><text:tab/><text:tab/>x_max = right_top.x;</text:p>
      <text:p text:style-name="P4"><text:tab/><text:tab/>x_min = left_down.x;</text:p>
      <text:p text:style-name="P4"><text:tab/>}</text:p>
      <text:p text:style-name="P4"/>
      <text:p text:style-name="P7"><text:span text:style-name="T14"><text:tab/></text:span><text:span text:style-name="T9">if</text:span><text:span text:style-name="T14">(left_down.y &gt; right_top.y){</text:span></text:p>
      <text:p text:style-name="P4"><text:tab/><text:tab/>y_max = left_down.y;</text:p>
      <text:p text:style-name="P4"><text:tab/><text:tab/>y_min = right_top.y;</text:p>
      <text:p text:style-name="P7"><text:span text:style-name="T14"><text:tab/>} </text:span><text:span text:style-name="T9">else</text:span><text:span text:style-name="T14"> {</text:span></text:p>
      <text:p text:style-name="P4"><text:tab/><text:tab/>y_max = right_top.y;</text:p>
      <text:p text:style-name="P4"><text:tab/><text:tab/>y_min = left_down.y;</text:p>
      <text:p text:style-name="P4"><text:tab/>}</text:p>
      <text:p text:style-name="P4"><text:tab/></text:p>
      <text:p text:style-name="P4"/>
      <text:p text:style-name="P7"><text:span text:style-name="T14"><text:tab/></text:span><text:span text:style-name="T9">if</text:span><text:span text:style-name="T14">(line_in-&gt;point_from.x &gt;= x_min)</text:span></text:p>
      <text:p text:style-name="P4"><text:tab/><text:tab/>line_in-&gt;flag_from &amp;= ~(1&lt;&lt;3);</text:p>
      <text:p text:style-name="P7"><text:span text:style-name="T14"><text:tab/></text:span><text:span text:style-name="T9">else</text:span></text:p>
      <text:p text:style-name="P4"><text:tab/><text:tab/>line_in-&gt;flag_from |= (1&lt;&lt;3);</text:p>
      <text:p text:style-name="P4"/>
      <text:p text:style-name="P4"/>
      <text:p text:style-name="P7"><text:span text:style-name="T14"><text:tab/></text:span><text:span text:style-name="T9">if</text:span><text:span text:style-name="T14">(line_in-&gt;point_from.x &lt;= x_max)</text:span></text:p>
      <text:p text:style-name="P4"><text:tab/><text:tab/>line_in-&gt;flag_from &amp;= ~(1&lt;&lt;2);</text:p>
      <text:p text:style-name="P7"><text:span text:style-name="T14"><text:tab/></text:span><text:span text:style-name="T9">else</text:span></text:p>
      <text:p text:style-name="P4"><text:tab/><text:tab/>line_in-&gt;flag_from |= (1&lt;&lt;2);</text:p>
      <text:p text:style-name="P4"/>
      <text:p text:style-name="P4"/>
      <text:p text:style-name="P7"><text:span text:style-name="T14"><text:tab/></text:span><text:span text:style-name="T9">if</text:span><text:span text:style-name="T14">(line_in-&gt;point_from.y &gt;= y_min)</text:span></text:p>
      <text:p text:style-name="P4"><text:tab/><text:tab/>line_in-&gt;flag_from &amp;= ~(1&lt;&lt;1);</text:p>
      <text:p text:style-name="P7"><text:span text:style-name="T14"><text:tab/></text:span><text:span text:style-name="T9">else</text:span></text:p>
      <text:p text:style-name="P4"><text:tab/><text:tab/>line_in-&gt;flag_from |= (1&lt;&lt;1);</text:p>
      <text:p text:style-name="P4"/>
      <text:p text:style-name="P4"/>
      <text:p text:style-name="P7"><text:span text:style-name="T14"><text:tab/></text:span><text:span text:style-name="T9">if</text:span><text:span text:style-name="T14">(line_in-&gt;point_from.y &lt;= y_max)</text:span></text:p>
      <text:p text:style-name="P4"><text:tab/><text:tab/>line_in-&gt;flag_from &amp;= ~(1&lt;&lt;0);</text:p>
      <text:p text:style-name="P7"><text:span text:style-name="T14"><text:tab/></text:span><text:span text:style-name="T9">else</text:span></text:p>
      <text:p text:style-name="P4"><text:tab/><text:tab/>line_in-&gt;flag_from |= (1&lt;&lt;0);</text:p>
      <text:p text:style-name="P4"/>
      <text:p text:style-name="P4"/>
      <text:p text:style-name="P4"/>
      <text:p text:style-name="P7"><text:span text:style-name="T14"><text:tab/></text:span><text:span text:style-name="T9">if</text:span><text:span text:style-name="T14">(line_in-&gt;point_to.x &gt;= x_min)</text:span></text:p>
      <text:p text:style-name="P4"><text:tab/><text:tab/>line_in-&gt;flag_to &amp;= ~(1&lt;&lt;3);</text:p>
      <text:p text:style-name="P7"><text:span text:style-name="T14"><text:tab/></text:span><text:span text:style-name="T9">else</text:span></text:p>
      <text:p text:style-name="P4"><text:tab/><text:tab/>line_in-&gt;flag_to |= (1&lt;&lt;3);</text:p>
      <text:p text:style-name="P4"/>
      <text:p text:style-name="P4"/>
      <text:p text:style-name="P7"><text:soft-page-break/><text:span text:style-name="T14"><text:tab/></text:span><text:span text:style-name="T9">if</text:span><text:span text:style-name="T14">(line_in-&gt;point_to.x &lt;= x_max)</text:span></text:p>
      <text:p text:style-name="P4"><text:tab/><text:tab/>line_in-&gt;flag_to &amp;= ~(1&lt;&lt;2);</text:p>
      <text:p text:style-name="P7"><text:span text:style-name="T14"><text:tab/></text:span><text:span text:style-name="T9">else</text:span></text:p>
      <text:p text:style-name="P4"><text:tab/><text:tab/>line_in-&gt;flag_to |= (1&lt;&lt;2);</text:p>
      <text:p text:style-name="P4"/>
      <text:p text:style-name="P4"/>
      <text:p text:style-name="P7"><text:span text:style-name="T14"><text:tab/></text:span><text:span text:style-name="T9">if</text:span><text:span text:style-name="T14">(line_in-&gt;point_to.y &gt;= y_min)</text:span></text:p>
      <text:p text:style-name="P4"><text:tab/><text:tab/>line_in-&gt;flag_to &amp;= ~(1&lt;&lt;1);</text:p>
      <text:p text:style-name="P7"><text:span text:style-name="T14"><text:tab/></text:span><text:span text:style-name="T9">else</text:span></text:p>
      <text:p text:style-name="P4"><text:tab/><text:tab/>line_in-&gt;flag_to |= (1&lt;&lt;1);</text:p>
      <text:p text:style-name="P4"/>
      <text:p text:style-name="P4"/>
      <text:p text:style-name="P7"><text:span text:style-name="T14"><text:tab/></text:span><text:span text:style-name="T9">if</text:span><text:span text:style-name="T14">(line_in-&gt;point_to.y &lt;= y_max)</text:span></text:p>
      <text:p text:style-name="P4"><text:tab/><text:tab/>line_in-&gt;flag_to &amp;= ~(1&lt;&lt;0);</text:p>
      <text:p text:style-name="P7"><text:span text:style-name="T14"><text:tab/></text:span><text:span text:style-name="T9">else</text:span></text:p>
      <text:p text:style-name="P4"><text:tab/><text:tab/>line_in-&gt;flag_to |= (1&lt;&lt;0);</text:p>
      <text:p text:style-name="P4"/>
      <text:p text:style-name="P4">}</text:p>
      <text:p text:style-name="P7"><text:span text:style-name="T4"/></text:p>
      <text:p text:style-name="P7"><text:span text:style-name="T3">файл </text:span><text:span text:style-name="T4">&lt;main.cpp&gt;</text:span></text:p>
      <text:p text:style-name="P7"><text:span text:style-name="T4"/></text:p>
      <text:p text:style-name="P7"><text:span text:style-name="T10">#include</text:span><text:span text:style-name="T15"> </text:span><text:span text:style-name="T19">&lt;stdlib.h&gt;</text:span></text:p>
      <text:p text:style-name="P7"><text:span text:style-name="T9">#include</text:span><text:span text:style-name="T14"> </text:span><text:span text:style-name="T18">&lt;gl/glut.h&gt;</text:span></text:p>
      <text:p text:style-name="P7"><text:span text:style-name="T9">#include</text:span><text:span text:style-name="T14"> </text:span><text:span text:style-name="T18">&lt;iostream&gt;</text:span></text:p>
      <text:p text:style-name="P7"><text:span text:style-name="T9">#include</text:span><text:span text:style-name="T14"> </text:span><text:span text:style-name="T18">"Polygon.h"</text:span></text:p>
      <text:p text:style-name="P7"><text:span text:style-name="T9">#include</text:span><text:span text:style-name="T14"> </text:span><text:span text:style-name="T18">"Line.h"</text:span></text:p>
      <text:p text:style-name="P7"><text:span text:style-name="T9">#include</text:span><text:span text:style-name="T14"> </text:span><text:span text:style-name="T18">"Square.h"</text:span></text:p>
      <text:p text:style-name="P7"><text:span text:style-name="T9">#include</text:span><text:span text:style-name="T14"> </text:span><text:span text:style-name="T18">"Parent.h"</text:span></text:p>
      <text:p text:style-name="P4"/>
      <text:p text:style-name="P7"><text:span text:style-name="T9">int</text:span><text:span text:style-name="T14"> window_width = 500;</text:span></text:p>
      <text:p text:style-name="P7"><text:span text:style-name="T9">int</text:span><text:span text:style-name="T14"> window_height = 250;</text:span></text:p>
      <text:p text:style-name="P4"/>
      <text:p text:style-name="P4">Parent * parent;</text:p>
      <text:p text:style-name="P4">Line line;</text:p>
      <text:p text:style-name="P4"/>
      <text:p text:style-name="P4"/>
      <text:p text:style-name="P9">/* эта функция управляет всем выводом на экран */</text:p>
      <text:p text:style-name="P7"><text:span text:style-name="T9">void</text:span><text:span text:style-name="T14"> display(</text:span><text:span text:style-name="T9">void</text:span><text:span text:style-name="T14">){</text:span></text:p>
      <text:p text:style-name="P4"><text:tab/>glClear(GL_COLOR_BUFFER_BIT | GL_DEPTH_BUFFER_BIT);</text:p>
      <text:p text:style-name="P4"><text:tab/>glClearColor(1,1,1,1);</text:p>
      <text:p text:style-name="P4"><text:tab/>line.draw();</text:p>
      <text:p text:style-name="P4"><text:tab/>parent-&gt;draw();</text:p>
      <text:p text:style-name="P4"><text:tab/>glFinish();</text:p>
      <text:p text:style-name="P4">}</text:p>
      <text:p text:style-name="P4"/>
      <text:p text:style-name="P9">/* Функция вызывается при изменении размеров окна */</text:p>
      <text:p text:style-name="P7"><text:span text:style-name="T9">void</text:span><text:span text:style-name="T14"> reshape(GLint w, GLint h){</text:span></text:p>
      <text:p text:style-name="P4"><text:tab/>window_width = w;</text:p>
      <text:p text:style-name="P4"><text:tab/>window_height = h;</text:p>
      <text:p text:style-name="P4"/>
      <text:p text:style-name="P7"><text:span text:style-name="T14"><text:s text:c="4"/></text:span><text:span text:style-name="T22">/* устанавливаем размеры области отображения */</text:span></text:p>
      <text:p text:style-name="P4"><text:s text:c="4"/>glViewport(0, 0, w, h);</text:p>
      <text:p text:style-name="P4"/>
      <text:p text:style-name="P7"><text:span text:style-name="T14"><text:s text:c="4"/></text:span><text:span text:style-name="T22">/* ортографическая проекция */</text:span></text:p>
      <text:p text:style-name="P4"><text:s text:c="4"/>glMatrixMode(GL_PROJECTION);</text:p>
      <text:p text:style-name="P4"><text:s text:c="4"/>glLoadIdentity();</text:p>
      <text:p text:style-name="P4"><text:s text:c="4"/>glOrtho(0, w, 0, h, -1.0, 1.0);</text:p>
      <text:p text:style-name="P4"/>
      <text:p text:style-name="P4"><text:s text:c="4"/>glMatrixMode(GL_MODELVIEW);</text:p>
      <text:p text:style-name="P4"><text:s text:c="4"/>glLoadIdentity();</text:p>
      <text:p text:style-name="P4">}</text:p>
      <text:p text:style-name="P4"/>
      <text:p text:style-name="P4"/>
      <text:p text:style-name="P7"><text:span text:style-name="T9">void</text:span><text:span text:style-name="T14"> mouse(</text:span><text:span text:style-name="T9">int</text:span><text:span text:style-name="T14"> button, </text:span><text:span text:style-name="T9">int</text:span><text:span text:style-name="T14"> state, </text:span><text:span text:style-name="T9">int</text:span><text:span text:style-name="T14"> ax, </text:span><text:span text:style-name="T9">int</text:span><text:span text:style-name="T14"> ay){</text:span></text:p>
      <text:p text:style-name="P7"><text:soft-page-break/><text:span text:style-name="T14"><text:tab/></text:span><text:span text:style-name="T9">if</text:span><text:span text:style-name="T14">(button == GLUT_LEFT_BUTTON &amp;&amp; state == GLUT_UP){</text:span></text:p>
      <text:p text:style-name="P4"><text:tab/><text:tab/>parent-&gt;addPoint(ax, window_height - ay);</text:p>
      <text:p text:style-name="P4"><text:tab/><text:tab/>display();</text:p>
      <text:p text:style-name="P4"><text:tab/>}</text:p>
      <text:p text:style-name="P7"><text:span text:style-name="T14"><text:tab/></text:span><text:span text:style-name="T9">if</text:span><text:span text:style-name="T14">(button == GLUT_RIGHT_BUTTON &amp;&amp; state == GLUT_UP){</text:span></text:p>
      <text:p text:style-name="P4"><text:tab/><text:tab/>line.set_point(ax, window_height - ay);</text:p>
      <text:p text:style-name="P4"><text:tab/><text:tab/>parent-&gt;citio(&amp;line);</text:p>
      <text:p text:style-name="P4"><text:tab/><text:tab/>display();</text:p>
      <text:p text:style-name="P4"><text:tab/>}</text:p>
      <text:p text:style-name="P4">}</text:p>
      <text:p text:style-name="P4"/>
      <text:p text:style-name="P7"><text:span text:style-name="T9">int</text:span><text:span text:style-name="T14"> main(</text:span><text:span text:style-name="T9">int</text:span><text:span text:style-name="T14"> argc, </text:span><text:span text:style-name="T9">char</text:span><text:span text:style-name="T14"> *argv[]){</text:span></text:p>
      <text:p text:style-name="P7"><text:span text:style-name="T14"><text:tab/>setlocale(LC_ALL, </text:span><text:span text:style-name="T18">"Russian"</text:span><text:span text:style-name="T14">);</text:span></text:p>
      <text:p text:style-name="P4"/>
      <text:p text:style-name="P7"><text:span text:style-name="T14"><text:tab/></text:span><text:span text:style-name="T9">while</text:span><text:span text:style-name="T14">(</text:span><text:span text:style-name="T9">true</text:span><text:span text:style-name="T14">){</text:span></text:p>
      <text:p text:style-name="P7"><text:span text:style-name="T14"><text:tab/><text:tab/>std::cout &lt;&lt; </text:span><text:span text:style-name="T18">"Пожалуйста, выберите, алгоритм отсечения отрезка \n"</text:span><text:span text:style-name="T14">;</text:span></text:p>
      <text:p text:style-name="P7"><text:span text:style-name="T14"><text:tab/><text:tab/>std::cout &lt;&lt; </text:span><text:span text:style-name="T18">"\n 1. алгоритм отсечения Кируса-Бека \n 2. алгоритм отсечения методом средней точки \n"</text:span><text:span text:style-name="T14">;</text:span></text:p>
      <text:p text:style-name="P7"><text:span text:style-name="T14"><text:tab/><text:tab/></text:span><text:span text:style-name="T9">int</text:span><text:span text:style-name="T14"> i;</text:span></text:p>
      <text:p text:style-name="P4"><text:tab/><text:tab/>std::cin &gt;&gt; i;</text:p>
      <text:p text:style-name="P7"><text:span text:style-name="T14"><text:tab/><text:tab/></text:span><text:span text:style-name="T9">if</text:span><text:span text:style-name="T14">(i==1){</text:span></text:p>
      <text:p text:style-name="P7"><text:span text:style-name="T14"><text:tab/><text:tab/><text:tab/>parent = </text:span><text:span text:style-name="T9">new</text:span><text:span text:style-name="T14"> Polygon;</text:span></text:p>
      <text:p text:style-name="P7"><text:span text:style-name="T14"><text:tab/><text:tab/><text:tab/></text:span><text:span text:style-name="T9">break</text:span><text:span text:style-name="T14">;</text:span></text:p>
      <text:p text:style-name="P4"><text:tab/><text:tab/>}</text:p>
      <text:p text:style-name="P7"><text:span text:style-name="T14"><text:tab/><text:tab/></text:span><text:span text:style-name="T9">if</text:span><text:span text:style-name="T14">(i==2){</text:span></text:p>
      <text:p text:style-name="P7"><text:span text:style-name="T14"><text:tab/><text:tab/><text:tab/>parent = </text:span><text:span text:style-name="T9">new</text:span><text:span text:style-name="T14"> Square;</text:span></text:p>
      <text:p text:style-name="P7"><text:span text:style-name="T14"><text:tab/><text:tab/><text:tab/></text:span><text:span text:style-name="T9">break</text:span><text:span text:style-name="T14">;</text:span></text:p>
      <text:p text:style-name="P4"><text:tab/><text:tab/>}</text:p>
      <text:p text:style-name="P4"><text:tab/>}</text:p>
      <text:p text:style-name="P4"/>
      <text:p text:style-name="P4"><text:tab/>glutInit(&amp;argc, argv);</text:p>
      <text:p text:style-name="P4"><text:s text:c="4"/>glutInitDisplayMode(GLUT_RGB);</text:p>
      <text:p text:style-name="P4"><text:s text:c="4"/>glutInitWindowSize(window_width, window_height);</text:p>
      <text:p text:style-name="P4"><text:tab/>glutInitWindowPosition(100,100);</text:p>
      <text:p text:style-name="P4"><text:tab/></text:p>
      <text:p text:style-name="P7"><text:span text:style-name="T14"><text:tab/>glutCreateWindow(</text:span><text:span text:style-name="T18">"LB #1"</text:span><text:span text:style-name="T14">);</text:span></text:p>
      <text:p text:style-name="P4"/>
      <text:p text:style-name="P4"><text:s text:c="4"/>glutDisplayFunc(display);</text:p>
      <text:p text:style-name="P4"><text:tab/>glutMouseFunc(mouse);</text:p>
      <text:p text:style-name="P4"><text:s text:c="4"/>glutReshapeFunc(reshape);</text:p>
      <text:p text:style-name="P4"/>
      <text:p text:style-name="P4"><text:s text:c="4"/>glutMainLoop();</text:p>
      <text:p text:style-name="P4"><text:tab/></text:p>
      <text:p text:style-name="P7"><text:span text:style-name="T14"><text:tab/></text:span><text:span text:style-name="T9">return</text:span><text:span text:style-name="T14"> 0;</text:span></text:p>
      <text:p text:style-name="P4">}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Calibri Light" fo:font-size="14pt" fo:font-style="italic" fo:font-weight="bold" style:font-name-asian="Times New Roman" style:font-size-asian="14pt" style:font-style-asian="italic" style:font-weight-asian="bold" style:font-name-complex="Calibri Light" style:font-size-complex="14pt" style:font-style-complex="italic" style:font-weight-complex="bold"/>
    </style:style>
    <style:style style:name="Без_20_интервала" style:display-name="Без интервала" style:family="paragraph" style:parent-style-name="Standard">
      <style:text-properties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30T15:09:32.65</meta:creation-date>
    <meta:document-statistic meta:table-count="0" meta:image-count="0" meta:object-count="0" meta:page-count="12" meta:paragraph-count="605" meta:word-count="1671" meta:character-count="14725"/>
    <dc:date>2014-09-30T15:23:31.72</dc:date>
    <meta:editing-duration>PT13M59S</meta:editing-duration>
    <meta:editing-cycles>1</meta:editing-cycles>
    <meta:generator>OpenOffice/4.1.1$Win32 OpenOffice.org_project/411m6$Build-9775</meta:generator>
  </office:meta>
</office:document-meta>
</file>